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CTYP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1295" calcext:value-type="float">
            <text:p>0.881295</text:p>
          </table:table-cell>
          <table:table-cell office:value-type="float" office:value="0.871336" calcext:value-type="float">
            <text:p>0.87133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63728" calcext:value-type="float">
            <text:p>0.8637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4077" calcext:value-type="float">
            <text:p>0.884077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932051" calcext:value-type="float">
            <text:p>0.932051</text:p>
          </table:table-cell>
          <table:table-cell office:value-type="float" office:value="0.867692" calcext:value-type="float">
            <text:p>0.8676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021" calcext:value-type="float">
            <text:p>0.88021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4063" calcext:value-type="float">
            <text:p>0.924063</text:p>
          </table:table-cell>
          <table:table-cell office:value-type="float" office:value="0.863617" calcext:value-type="float">
            <text:p>0.8636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3345" calcext:value-type="float">
            <text:p>0.8833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0438" calcext:value-type="float">
            <text:p>0.920438</text:p>
          </table:table-cell>
          <table:table-cell office:value-type="float" office:value="0.86376" calcext:value-type="float">
            <text:p>0.863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872513" calcext:value-type="float">
            <text:p>0.87251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7691" calcext:value-type="float">
            <text:p>0.8676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94841" calcext:value-type="float">
            <text:p>0.89484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621" calcext:value-type="float">
            <text:p>0.8716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5952" calcext:value-type="float">
            <text:p>0.955952</text:p>
          </table:table-cell>
          <table:table-cell office:value-type="float" office:value="0.917807" calcext:value-type="float">
            <text:p>0.91780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3576" calcext:value-type="float">
            <text:p>0.953576</text:p>
          </table:table-cell>
          <table:table-cell office:value-type="float" office:value="0.910794" calcext:value-type="float">
            <text:p>0.91079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81" calcext:value-type="float">
            <text:p>0.92948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6912" calcext:value-type="float">
            <text:p>0.926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43351" calcext:value-type="float">
            <text:p>0.943351</text:p>
          </table:table-cell>
          <table:table-cell office:value-type="float" office:value="0.910113" calcext:value-type="float">
            <text:p>0.910113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6055" calcext:value-type="float">
            <text:p>0.9260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5303" calcext:value-type="float">
            <text:p>0.8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125" calcext:value-type="float">
            <text:p>0.125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79931" calcext:value-type="float">
            <text:p>0.6799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649128" calcext:value-type="float">
            <text:p>0.6491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1" calcext:value-type="float">
            <text:p>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590779" calcext:value-type="float">
            <text:p>0.59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1" calcext:value-type="float">
            <text:p>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2424" calcext:value-type="float">
            <text:p>0.9424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59167" calcext:value-type="float">
            <text:p>0.459167</text:p>
          </table:table-cell>
          <table:table-cell office:value-type="float" office:value="0.930147" calcext:value-type="float">
            <text:p>0.9301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91263" calcext:value-type="float">
            <text:p>0.912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906061" calcext:value-type="float">
            <text:p>0.90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58592" calcext:value-type="float">
            <text:p>0.858592</text:p>
          </table:table-cell>
          <table:table-cell office:value-type="float" office:value="0.845397" calcext:value-type="float">
            <text:p>0.845397</text:p>
          </table:table-cell>
          <table:table-cell office:value-type="float" office:value="0.901587" calcext:value-type="float">
            <text:p>0.901587</text:p>
          </table:table-cell>
          <table:table-cell office:value-type="float" office:value="0.831084" calcext:value-type="float">
            <text:p>0.8310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5939" calcext:value-type="float">
            <text:p>0.865939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01361" calcext:value-type="float">
            <text:p>0.901361</text:p>
          </table:table-cell>
          <table:table-cell office:value-type="float" office:value="0.84049" calcext:value-type="float">
            <text:p>0.8404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95" calcext:value-type="float">
            <text:p>0.873095</text:p>
          </table:table-cell>
          <table:table-cell office:value-type="float" office:value="0.972515" calcext:value-type="float">
            <text:p>0.972515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18563" calcext:value-type="float">
            <text:p>0.918563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7" calcext:value-type="float">
            <text:p>0.87307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6085" calcext:value-type="float">
            <text:p>0.9160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787179" calcext:value-type="float">
            <text:p>0.7871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8068" calcext:value-type="float">
            <text:p>0.51806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72781" calcext:value-type="float">
            <text:p>0.77278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45254" calcext:value-type="float">
            <text:p>0.845254</text:p>
          </table:table-cell>
          <table:table-cell office:value-type="float" office:value="0.899405" calcext:value-type="float">
            <text:p>0.899405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868108" calcext:value-type="float">
            <text:p>0.8681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" calcext:value-type="float">
            <text:p>0.57</text:p>
          </table:table-cell>
          <table:table-cell office:value-type="float" office:value="0.759375" calcext:value-type="float">
            <text:p>0.759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83623" calcext:value-type="float">
            <text:p>0.8362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71" calcext:value-type="float">
            <text:p>0.737571</text:p>
          </table:table-cell>
          <table:table-cell office:value-type="float" office:value="0.723121" calcext:value-type="float">
            <text:p>0.723121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28545" calcext:value-type="float">
            <text:p>0.7285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41734" calcext:value-type="float">
            <text:p>0.741734</text:p>
          </table:table-cell>
          <table:table-cell office:value-type="float" office:value="0.718392" calcext:value-type="float">
            <text:p>0.718392</text:p>
          </table:table-cell>
          <table:table-cell office:value-type="float" office:value="0.57" calcext:value-type="float">
            <text:p>0.57</text:p>
          </table:table-cell>
          <table:table-cell office:value-type="float" office:value="0.724906" calcext:value-type="float">
            <text:p>0.72490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81786" calcext:value-type="float">
            <text:p>0.481786</text:p>
          </table:table-cell>
          <table:table-cell office:value-type="float" office:value="0.927941" calcext:value-type="float">
            <text:p>0.9279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7273" calcext:value-type="float">
            <text:p>0.927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3963" calcext:value-type="float">
            <text:p>0.88396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3014" calcext:value-type="float">
            <text:p>0.8730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866508" calcext:value-type="float">
            <text:p>0.866508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62941" calcext:value-type="float">
            <text:p>0.8629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910813" calcext:value-type="float">
            <text:p>0.9108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87144" calcext:value-type="float">
            <text:p>0.8871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612" calcext:value-type="float">
            <text:p>0.919612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863" calcext:value-type="float">
            <text:p>0.9328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48131" calcext:value-type="float">
            <text:p>0.948131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018" calcext:value-type="float">
            <text:p>0.9320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748" calcext:value-type="float">
            <text:p>0.53748</text:p>
          </table:table-cell>
          <table:table-cell office:value-type="float" office:value="0.81375" calcext:value-type="float">
            <text:p>0.81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811538" calcext:value-type="float">
            <text:p>0.811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94562" calcext:value-type="float">
            <text:p>0.794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06419" calcext:value-type="float">
            <text:p>0.806419</text:p>
          </table:table-cell>
          <table:table-cell office:value-type="float" office:value="0.864039" calcext:value-type="float">
            <text:p>0.864039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831355" calcext:value-type="float">
            <text:p>0.831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16127" calcext:value-type="float">
            <text:p>0.816127</text:p>
          </table:table-cell>
          <table:table-cell office:value-type="float" office:value="0.853291" calcext:value-type="float">
            <text:p>0.853291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27846" calcext:value-type="float">
            <text:p>0.8278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94" calcext:value-type="float">
            <text:p>0.737594</text:p>
          </table:table-cell>
          <table:table-cell office:value-type="float" office:value="0.81821" calcext:value-type="float">
            <text:p>0.8182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69338" calcext:value-type="float">
            <text:p>0.7693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0198" calcext:value-type="float">
            <text:p>0.730198</text:p>
          </table:table-cell>
          <table:table-cell office:value-type="float" office:value="0.811232" calcext:value-type="float">
            <text:p>0.811232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766851" calcext:value-type="float">
            <text:p>0.7668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499286" calcext:value-type="float">
            <text:p>0.499286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585" calcext:value-type="float">
            <text:p>0.9295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3508" calcext:value-type="float">
            <text:p>0.9235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3929" calcext:value-type="float">
            <text:p>0.863929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7843" calcext:value-type="float">
            <text:p>0.85784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7749" calcext:value-type="float">
            <text:p>0.877749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0.862063" calcext:value-type="float">
            <text:p>0.8620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2767" calcext:value-type="float">
            <text:p>0.732767</text:p>
          </table:table-cell>
          <table:table-cell office:value-type="float" office:value="0.660336" calcext:value-type="float">
            <text:p>0.660336</text:p>
          </table:table-cell>
          <table:table-cell office:value-type="float" office:value="0.86375" calcext:value-type="float">
            <text:p>0.86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32752" calcext:value-type="float">
            <text:p>0.932752</text:p>
          </table:table-cell>
          <table:table-cell office:value-type="float" office:value="0.918448" calcext:value-type="float">
            <text:p>0.918448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4051" calcext:value-type="float">
            <text:p>0.9240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19584" calcext:value-type="float">
            <text:p>0.719584</text:p>
          </table:table-cell>
          <table:table-cell office:value-type="float" office:value="0.654167" calcext:value-type="float">
            <text:p>0.654167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28312" calcext:value-type="float">
            <text:p>0.928312</text:p>
          </table:table-cell>
          <table:table-cell office:value-type="float" office:value="0.918784" calcext:value-type="float">
            <text:p>0.91878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21953" calcext:value-type="float">
            <text:p>0.9219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28606" calcext:value-type="float">
            <text:p>0.728606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50953" calcext:value-type="float">
            <text:p>0.8509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48875" calcext:value-type="float">
            <text:p>0.848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63964" calcext:value-type="float">
            <text:p>0.863964</text:p>
          </table:table-cell>
          <table:table-cell office:value-type="float" office:value="0.921188" calcext:value-type="float">
            <text:p>0.92118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692" calcext:value-type="float">
            <text:p>0.8896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16968" calcext:value-type="float">
            <text:p>0.816968</text:p>
          </table:table-cell>
          <table:table-cell office:value-type="float" office:value="0.918591" calcext:value-type="float">
            <text:p>0.91859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869" calcext:value-type="float">
            <text:p>0.8638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7793" calcext:value-type="float">
            <text:p>0.787793</text:p>
          </table:table-cell>
          <table:table-cell office:value-type="float" office:value="0.902593" calcext:value-type="float">
            <text:p>0.90259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39771" calcext:value-type="float">
            <text:p>0.8397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338" calcext:value-type="float">
            <text:p>0.83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9242" calcext:value-type="float">
            <text:p>0.94924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52756" calcext:value-type="float">
            <text:p>0.52756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28893" calcext:value-type="float">
            <text:p>0.9288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919008" calcext:value-type="float">
            <text:p>0.9190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54537" calcext:value-type="float">
            <text:p>0.854537</text:p>
          </table:table-cell>
          <table:table-cell office:value-type="float" office:value="0.857302" calcext:value-type="float">
            <text:p>0.857302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0194" calcext:value-type="float">
            <text:p>0.8401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1192" calcext:value-type="float">
            <text:p>0.87119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7506" calcext:value-type="float">
            <text:p>0.897506</text:p>
          </table:table-cell>
          <table:table-cell office:value-type="float" office:value="0.844391" calcext:value-type="float">
            <text:p>0.844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87875" calcext:value-type="float">
            <text:p>0.87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876923" calcext:value-type="float">
            <text:p>0.87692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56601" calcext:value-type="float">
            <text:p>0.756601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73504" calcext:value-type="float">
            <text:p>0.873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9938" calcext:value-type="float">
            <text:p>0.8699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2321" calcext:value-type="float">
            <text:p>0.912321</text:p>
          </table:table-cell>
          <table:table-cell office:value-type="float" office:value="0.922076" calcext:value-type="float">
            <text:p>0.922076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836" calcext:value-type="float">
            <text:p>0.9158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3496" calcext:value-type="float">
            <text:p>0.913496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649" calcext:value-type="float">
            <text:p>0.9156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54454" calcext:value-type="float">
            <text:p>0.854454</text:p>
          </table:table-cell>
          <table:table-cell office:value-type="float" office:value="0.923644" calcext:value-type="float">
            <text:p>0.923644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886251" calcext:value-type="float">
            <text:p>0.8862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8543" calcext:value-type="float">
            <text:p>0.828543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651" calcext:value-type="float">
            <text:p>0.8656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37857" calcext:value-type="float">
            <text:p>0.837857</text:p>
          </table:table-cell>
          <table:table-cell office:value-type="float" office:value="0.889927" calcext:value-type="float">
            <text:p>0.889927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0033" calcext:value-type="float">
            <text:p>0.8600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7818" calcext:value-type="float">
            <text:p>0.827818</text:p>
          </table:table-cell>
          <table:table-cell office:value-type="float" office:value="0.893558" calcext:value-type="float">
            <text:p>0.893558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58035" calcext:value-type="float">
            <text:p>0.8580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061" calcext:value-type="float">
            <text:p>0.95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27076" calcext:value-type="float">
            <text:p>0.9270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2562" calcext:value-type="float">
            <text:p>0.925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0151" calcext:value-type="float">
            <text:p>0.90015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" calcext:value-type="float">
            <text:p>0.88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5317" calcext:value-type="float">
            <text:p>0.885317</text:p>
          </table:table-cell>
          <table:table-cell office:value-type="float" office:value="0.884101" calcext:value-type="float">
            <text:p>0.884101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4893" calcext:value-type="float">
            <text:p>0.874893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052" calcext:value-type="float">
            <text:p>0.949052</text:p>
          </table:table-cell>
          <table:table-cell office:value-type="float" office:value="0.930238" calcext:value-type="float">
            <text:p>0.93023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281" calcext:value-type="float">
            <text:p>0.949281</text:p>
          </table:table-cell>
          <table:table-cell office:value-type="float" office:value="0.925639" calcext:value-type="float">
            <text:p>0.925639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14048" calcext:value-type="float">
            <text:p>0.814048</text:p>
          </table:table-cell>
          <table:table-cell office:value-type="float" office:value="0.748337" calcext:value-type="float">
            <text:p>0.748337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75496" calcext:value-type="float">
            <text:p>0.7549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20742" calcext:value-type="float">
            <text:p>0.8207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873077" calcext:value-type="float">
            <text:p>0.873077</text:p>
          </table:table-cell>
          <table:table-cell office:value-type="float" office:value="0.743092" calcext:value-type="float">
            <text:p>0.7430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7331" calcext:value-type="float">
            <text:p>0.857331</text:p>
          </table:table-cell>
          <table:table-cell office:value-type="float" office:value="0.743974" calcext:value-type="float">
            <text:p>0.743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93036" calcext:value-type="float">
            <text:p>0.793036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49875" calcext:value-type="float">
            <text:p>0.849875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3838" calcext:value-type="float">
            <text:p>0.893838</text:p>
          </table:table-cell>
          <table:table-cell office:value-type="float" office:value="0.911714" calcext:value-type="float">
            <text:p>0.911714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01536" calcext:value-type="float">
            <text:p>0.901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34783" calcext:value-type="float">
            <text:p>0.834783</text:p>
          </table:table-cell>
          <table:table-cell office:value-type="float" office:value="0.907359" calcext:value-type="float">
            <text:p>0.907359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8029" calcext:value-type="float">
            <text:p>0.8680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307" calcext:value-type="float">
            <text:p>0.844307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54704" calcext:value-type="float">
            <text:p>0.8547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024" calcext:value-type="float">
            <text:p>0.844024</text:p>
          </table:table-cell>
          <table:table-cell office:value-type="float" office:value="0.866581" calcext:value-type="float">
            <text:p>0.866581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4018" calcext:value-type="float">
            <text:p>0.854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7576" calcext:value-type="float">
            <text:p>0.9575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23155" calcext:value-type="float">
            <text:p>0.623155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0657" calcext:value-type="float">
            <text:p>0.9406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29844" calcext:value-type="float">
            <text:p>0.9298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9563" calcext:value-type="float">
            <text:p>0.889563</text:p>
          </table:table-cell>
          <table:table-cell office:value-type="float" office:value="0.893638" calcext:value-type="float">
            <text:p>0.8936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4703" calcext:value-type="float">
            <text:p>0.8847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558" calcext:value-type="float">
            <text:p>0.89955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85" calcext:value-type="float">
            <text:p>0.92585</text:p>
          </table:table-cell>
          <table:table-cell office:value-type="float" office:value="0.88811" calcext:value-type="float">
            <text:p>0.888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2786" calcext:value-type="float">
            <text:p>0.852786</text:p>
          </table:table-cell>
          <table:table-cell office:value-type="float" office:value="0.807917" calcext:value-type="float">
            <text:p>0.80791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16289" calcext:value-type="float">
            <text:p>0.8162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4463" calcext:value-type="float">
            <text:p>0.854463</text:p>
          </table:table-cell>
          <table:table-cell office:value-type="float" office:value="0.825113" calcext:value-type="float">
            <text:p>0.825113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825334" calcext:value-type="float">
            <text:p>0.82533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409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23786" calcext:value-type="float">
            <text:p>0.8237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9969" calcext:value-type="float">
            <text:p>0.84996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2681" calcext:value-type="float">
            <text:p>0.8226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26086" calcext:value-type="float">
            <text:p>0.926086</text:p>
          </table:table-cell>
          <table:table-cell office:value-type="float" office:value="0.959419" calcext:value-type="float">
            <text:p>0.95941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114" calcext:value-type="float">
            <text:p>0.9411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19841" calcext:value-type="float">
            <text:p>0.919841</text:p>
          </table:table-cell>
          <table:table-cell office:value-type="float" office:value="0.962434" calcext:value-type="float">
            <text:p>0.96243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557" calcext:value-type="float">
            <text:p>0.93955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754" calcext:value-type="float">
            <text:p>0.904754</text:p>
          </table:table-cell>
          <table:table-cell office:value-type="float" office:value="0.910953" calcext:value-type="float">
            <text:p>0.910953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06353" calcext:value-type="float">
            <text:p>0.906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7399" calcext:value-type="float">
            <text:p>0.907399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625" calcext:value-type="float">
            <text:p>0.903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881" calcext:value-type="float">
            <text:p>0.904881</text:p>
          </table:table-cell>
          <table:table-cell office:value-type="float" office:value="0.902713" calcext:value-type="float">
            <text:p>0.90271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902011" calcext:value-type="float">
            <text:p>0.9020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0.901489" calcext:value-type="float">
            <text:p>0.90148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90163" calcext:value-type="float">
            <text:p>0.89016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4545" calcext:value-type="float">
            <text:p>0.9545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494226" calcext:value-type="float">
            <text:p>0.494226</text:p>
          </table:table-cell>
          <table:table-cell office:value-type="float" office:value="0.944118" calcext:value-type="float">
            <text:p>0.9441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936332" calcext:value-type="float">
            <text:p>0.93633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" calcext:value-type="float">
            <text:p>0.9</text:p>
          </table:table-cell>
          <table:table-cell office:value-type="float" office:value="0.935601" calcext:value-type="float">
            <text:p>0.935601</text:p>
          </table:table-cell>
          <table:table-cell office:value-type="float" office:value="0.898774" calcext:value-type="float">
            <text:p>0.8987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897804" calcext:value-type="float">
            <text:p>0.89780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0536" calcext:value-type="float">
            <text:p>0.890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31956" calcext:value-type="float">
            <text:p>0.9319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013" calcext:value-type="float">
            <text:p>0.85013</text:p>
          </table:table-cell>
          <table:table-cell office:value-type="float" office:value="0.823963" calcext:value-type="float">
            <text:p>0.823963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4192" calcext:value-type="float">
            <text:p>0.8241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8559" calcext:value-type="float">
            <text:p>0.858559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4375" calcext:value-type="float">
            <text:p>0.8243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39993" calcext:value-type="float">
            <text:p>0.83999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894" calcext:value-type="float">
            <text:p>0.8208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79474" calcext:value-type="float">
            <text:p>0.979474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6905" calcext:value-type="float">
            <text:p>0.916905</text:p>
          </table:table-cell>
          <table:table-cell office:value-type="float" office:value="0.978626" calcext:value-type="float">
            <text:p>0.978626</text:p>
          </table:table-cell>
          <table:table-cell office:value-type="float" office:value="0.9" calcext:value-type="float">
            <text:p>0.9</text:p>
          </table:table-cell>
          <table:table-cell office:value-type="float" office:value="0.946499" calcext:value-type="float">
            <text:p>0.946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4637" calcext:value-type="float">
            <text:p>0.8463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82421" calcext:value-type="float">
            <text:p>0.82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9633" calcext:value-type="float">
            <text:p>0.889633</text:p>
          </table:table-cell>
          <table:table-cell office:value-type="float" office:value="0.919517" calcext:value-type="float">
            <text:p>0.91951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3226" calcext:value-type="float">
            <text:p>0.9032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91903" calcext:value-type="float">
            <text:p>0.9190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554" calcext:value-type="float">
            <text:p>0.9015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6387" calcext:value-type="float">
            <text:p>0.886387</text:p>
          </table:table-cell>
          <table:table-cell office:value-type="float" office:value="0.916657" calcext:value-type="float">
            <text:p>0.91665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99575" calcext:value-type="float">
            <text:p>0.8995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34942" calcext:value-type="float">
            <text:p>0.834942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872717" calcext:value-type="float">
            <text:p>0.872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818" calcext:value-type="float">
            <text:p>0.9568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561071" calcext:value-type="float">
            <text:p>0.561071</text:p>
          </table:table-cell>
          <table:table-cell office:value-type="float" office:value="0.946324" calcext:value-type="float">
            <text:p>0.946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937803" calcext:value-type="float">
            <text:p>0.9378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35445" calcext:value-type="float">
            <text:p>0.9354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0.910899" calcext:value-type="float">
            <text:p>0.91089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1081" calcext:value-type="float">
            <text:p>0.9010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5042" calcext:value-type="float">
            <text:p>0.915042</text:p>
          </table:table-cell>
          <table:table-cell office:value-type="float" office:value="0.9" calcext:value-type="float">
            <text:p>0.9</text:p>
          </table:table-cell>
          <table:table-cell office:value-type="float" office:value="0.929025" calcext:value-type="float">
            <text:p>0.929025</text:p>
          </table:table-cell>
          <table:table-cell office:value-type="float" office:value="0.899835" calcext:value-type="float">
            <text:p>0.89983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5525" calcext:value-type="float">
            <text:p>0.8555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65101" calcext:value-type="float">
            <text:p>0.865101</text:p>
          </table:table-cell>
          <table:table-cell office:value-type="float" office:value="0.841327" calcext:value-type="float">
            <text:p>0.841327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743" calcext:value-type="float">
            <text:p>0.8437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7561" calcext:value-type="float">
            <text:p>0.867561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18606" calcext:value-type="float">
            <text:p>0.918606</text:p>
          </table:table-cell>
          <table:table-cell office:value-type="float" office:value="0.852143" calcext:value-type="float">
            <text:p>0.8521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938" calcext:value-type="float">
            <text:p>0.913938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4281" calcext:value-type="float">
            <text:p>0.954281</text:p>
          </table:table-cell>
          <table:table-cell office:value-type="float" office:value="0.940079" calcext:value-type="float">
            <text:p>0.940079</text:p>
          </table:table-cell>
          <table:table-cell office:value-type="float" office:value="0.9" calcext:value-type="float">
            <text:p>0.9</text:p>
          </table:table-cell>
          <table:table-cell office:value-type="float" office:value="0.945656" calcext:value-type="float">
            <text:p>0.9456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3775" calcext:value-type="float">
            <text:p>0.953775</text:p>
          </table:table-cell>
          <table:table-cell office:value-type="float" office:value="0.925451" calcext:value-type="float">
            <text:p>0.92545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24548" calcext:value-type="float">
            <text:p>0.924548</text:p>
          </table:table-cell>
          <table:table-cell office:value-type="float" office:value="0.916969" calcext:value-type="float">
            <text:p>0.91696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239" calcext:value-type="float">
            <text:p>0.9202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3596" calcext:value-type="float">
            <text:p>0.913596</text:p>
          </table:table-cell>
          <table:table-cell office:value-type="float" office:value="0.921031" calcext:value-type="float">
            <text:p>0.92103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6511" calcext:value-type="float">
            <text:p>0.9165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95322" calcext:value-type="float">
            <text:p>0.895322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04752" calcext:value-type="float">
            <text:p>0.90475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60455" calcext:value-type="float">
            <text:p>0.860455</text:p>
          </table:table-cell>
          <table:table-cell office:value-type="float" office:value="0.897859" calcext:value-type="float">
            <text:p>0.897859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877764" calcext:value-type="float">
            <text:p>0.8777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62879" calcext:value-type="float">
            <text:p>0.9628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23929" calcext:value-type="float">
            <text:p>0.523929</text:p>
          </table:table-cell>
          <table:table-cell office:value-type="float" office:value="0.952206" calcext:value-type="float">
            <text:p>0.952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4472" calcext:value-type="float">
            <text:p>0.9447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123" calcext:value-type="float">
            <text:p>0.87123</text:p>
          </table:table-cell>
          <table:table-cell office:value-type="float" office:value="0.874974" calcext:value-type="float">
            <text:p>0.87497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6035" calcext:value-type="float">
            <text:p>0.8660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85346" calcext:value-type="float">
            <text:p>0.8853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3379" calcext:value-type="float">
            <text:p>0.913379</text:p>
          </table:table-cell>
          <table:table-cell office:value-type="float" office:value="0.871199" calcext:value-type="float">
            <text:p>0.8711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28982" calcext:value-type="float">
            <text:p>0.828982</text:p>
          </table:table-cell>
          <table:table-cell office:value-type="float" office:value="0.802083" calcext:value-type="float">
            <text:p>0.802083</text:p>
          </table:table-cell>
          <table:table-cell office:value-type="float" office:value="0.901282" calcext:value-type="float">
            <text:p>0.901282</text:p>
          </table:table-cell>
          <table:table-cell office:value-type="float" office:value="0.80302" calcext:value-type="float">
            <text:p>0.8030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815969" calcext:value-type="float">
            <text:p>0.81596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0172" calcext:value-type="float">
            <text:p>0.8001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01108" calcext:value-type="float">
            <text:p>0.801108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582" calcext:value-type="float">
            <text:p>0.934582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258" calcext:value-type="float">
            <text:p>0.9382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15942" calcext:value-type="float">
            <text:p>0.8159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687" calcext:value-type="float">
            <text:p>0.879687</text:p>
          </table:table-cell>
          <table:table-cell office:value-type="float" office:value="0.796563" calcext:value-type="float">
            <text:p>0.7965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8491" calcext:value-type="float">
            <text:p>0.928491</text:p>
          </table:table-cell>
          <table:table-cell office:value-type="float" office:value="0.93321" calcext:value-type="float">
            <text:p>0.9332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26" calcext:value-type="float">
            <text:p>0.9294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1324" calcext:value-type="float">
            <text:p>0.901324</text:p>
          </table:table-cell>
          <table:table-cell office:value-type="float" office:value="0.940587" calcext:value-type="float">
            <text:p>0.940587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19548" calcext:value-type="float">
            <text:p>0.9195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48276" calcext:value-type="float">
            <text:p>0.848276</text:p>
          </table:table-cell>
          <table:table-cell office:value-type="float" office:value="0.944383" calcext:value-type="float">
            <text:p>0.94438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893039" calcext:value-type="float">
            <text:p>0.8930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0.872115" calcext:value-type="float">
            <text:p>0.872115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89977" calcext:value-type="float">
            <text:p>0.8899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3535" calcext:value-type="float">
            <text:p>0.903535</text:p>
          </table:table-cell>
          <table:table-cell office:value-type="float" office:value="0.868868" calcext:value-type="float">
            <text:p>0.86886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85102" calcext:value-type="float">
            <text:p>0.8851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848" calcext:value-type="float">
            <text:p>0.95984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87857" calcext:value-type="float">
            <text:p>0.587857</text:p>
          </table:table-cell>
          <table:table-cell office:value-type="float" office:value="0.953676" calcext:value-type="float">
            <text:p>0.9536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900198" calcext:value-type="float">
            <text:p>0.900198</text:p>
          </table:table-cell>
          <table:table-cell office:value-type="float" office:value="0.90369" calcext:value-type="float">
            <text:p>0.9036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727" calcext:value-type="float">
            <text:p>0.8957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910227" calcext:value-type="float">
            <text:p>0.910227</text:p>
          </table:table-cell>
          <table:table-cell office:value-type="float" office:value="0.9" calcext:value-type="float">
            <text:p>0.9</text:p>
          </table:table-cell>
          <table:table-cell office:value-type="float" office:value="0.93288" calcext:value-type="float">
            <text:p>0.93288</text:p>
          </table:table-cell>
          <table:table-cell office:value-type="float" office:value="0.899421" calcext:value-type="float">
            <text:p>0.899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68248" calcext:value-type="float">
            <text:p>0.868248</text:p>
          </table:table-cell>
          <table:table-cell office:value-type="float" office:value="0.858997" calcext:value-type="float">
            <text:p>0.85899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856173" calcext:value-type="float">
            <text:p>0.8561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3209" calcext:value-type="float">
            <text:p>0.873209</text:p>
          </table:table-cell>
          <table:table-cell office:value-type="float" office:value="0.848333" calcext:value-type="float">
            <text:p>0.848333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3184" calcext:value-type="float">
            <text:p>0.8531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380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0.850567" calcext:value-type="float">
            <text:p>0.85056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738" calcext:value-type="float">
            <text:p>0.867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4616" calcext:value-type="float">
            <text:p>0.85461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5451" calcext:value-type="float">
            <text:p>0.935451</text:p>
          </table:table-cell>
          <table:table-cell office:value-type="float" office:value="0.959127" calcext:value-type="float">
            <text:p>0.959127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816" calcext:value-type="float">
            <text:p>0.934816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24" calcext:value-type="float">
            <text:p>0.9412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094" calcext:value-type="float">
            <text:p>0.929094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1171" calcext:value-type="float">
            <text:p>0.921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591" calcext:value-type="float">
            <text:p>0.929591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8918" calcext:value-type="float">
            <text:p>0.9189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11711" calcext:value-type="float">
            <text:p>0.911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68614" calcext:value-type="float">
            <text:p>0.868614</text:p>
          </table:table-cell>
          <table:table-cell office:value-type="float" office:value="0.929759" calcext:value-type="float">
            <text:p>0.929759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896849" calcext:value-type="float">
            <text:p>0.896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490655" calcext:value-type="float">
            <text:p>0.490655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761" calcext:value-type="float">
            <text:p>0.88761</text:p>
          </table:table-cell>
          <table:table-cell office:value-type="float" office:value="0.867765" calcext:value-type="float">
            <text:p>0.8677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8349" calcext:value-type="float">
            <text:p>0.8683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1488" calcext:value-type="float">
            <text:p>0.9314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808" calcext:value-type="float">
            <text:p>0.90480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385" calcext:value-type="float">
            <text:p>0.930385</text:p>
          </table:table-cell>
          <table:table-cell office:value-type="float" office:value="0.895032" calcext:value-type="float">
            <text:p>0.8950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3452" calcext:value-type="float">
            <text:p>0.893452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8778" calcext:value-type="float">
            <text:p>0.8887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9341" calcext:value-type="float">
            <text:p>0.889341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86174" calcext:value-type="float">
            <text:p>0.861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25253" calcext:value-type="float">
            <text:p>0.9252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5702" calcext:value-type="float">
            <text:p>0.885702</text:p>
          </table:table-cell>
          <table:table-cell office:value-type="float" office:value="0.87" calcext:value-type="float">
            <text:p>0.87</text:p>
          </table:table-cell>
          <table:table-cell office:value-type="float" office:value="0.923875" calcext:value-type="float">
            <text:p>0.923875</text:p>
          </table:table-cell>
          <table:table-cell office:value-type="float" office:value="0.870458" calcext:value-type="float">
            <text:p>0.8704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117" calcext:value-type="float">
            <text:p>0.92117</text:p>
          </table:table-cell>
          <table:table-cell office:value-type="float" office:value="0.859507" calcext:value-type="float">
            <text:p>0.8595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397" calcext:value-type="float">
            <text:p>0.935397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38" calcext:value-type="float">
            <text:p>0.94393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138" calcext:value-type="float">
            <text:p>0.935138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9099" calcext:value-type="float">
            <text:p>0.9390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0336" calcext:value-type="float">
            <text:p>0.930336</text:p>
          </table:table-cell>
          <table:table-cell office:value-type="float" office:value="0.930399" calcext:value-type="float">
            <text:p>0.9303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987" calcext:value-type="float">
            <text:p>0.929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7953" calcext:value-type="float">
            <text:p>0.927953</text:p>
          </table:table-cell>
          <table:table-cell office:value-type="float" office:value="0.920221" calcext:value-type="float">
            <text:p>0.920221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73398" calcext:value-type="float">
            <text:p>0.873398</text:p>
          </table:table-cell>
          <table:table-cell office:value-type="float" office:value="0.909737" calcext:value-type="float">
            <text:p>0.909737</text:p>
          </table:table-cell>
          <table:table-cell office:value-type="float" office:value="0.8" calcext:value-type="float">
            <text:p>0.8</text:p>
          </table:table-cell>
          <table:table-cell office:value-type="float" office:value="0.888054" calcext:value-type="float">
            <text:p>0.8880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922189" calcext:value-type="float">
            <text:p>0.92218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022" calcext:value-type="float">
            <text:p>0.87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561012" calcext:value-type="float">
            <text:p>0.5610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42993" calcext:value-type="float">
            <text:p>0.9429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64452" calcext:value-type="float">
            <text:p>0.864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626" calcext:value-type="float">
            <text:p>0.866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9674" calcext:value-type="float">
            <text:p>0.89967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34615" calcext:value-type="float">
            <text:p>0.934615</text:p>
          </table:table-cell>
          <table:table-cell office:value-type="float" office:value="0.866275" calcext:value-type="float">
            <text:p>0.866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7262" calcext:value-type="float">
            <text:p>0.897262</text:p>
          </table:table-cell>
          <table:table-cell office:value-type="float" office:value="0.899008" calcext:value-type="float">
            <text:p>0.89900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2305" calcext:value-type="float">
            <text:p>0.8923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8118" calcext:value-type="float">
            <text:p>0.928118</text:p>
          </table:table-cell>
          <table:table-cell office:value-type="float" office:value="0.893925" calcext:value-type="float">
            <text:p>0.89392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28099" calcext:value-type="float">
            <text:p>0.92809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0.87" calcext:value-type="float">
            <text:p>0.87</text:p>
          </table:table-cell>
          <table:table-cell office:value-type="float" office:value="0.924313" calcext:value-type="float">
            <text:p>0.924313</text:p>
          </table:table-cell>
          <table:table-cell office:value-type="float" office:value="0.869187" calcext:value-type="float">
            <text:p>0.8691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664" calcext:value-type="float">
            <text:p>0.935664</text:p>
          </table:table-cell>
          <table:table-cell office:value-type="float" office:value="0.954662" calcext:value-type="float">
            <text:p>0.9546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9875" calcext:value-type="float">
            <text:p>0.929875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93" calcext:value-type="float">
            <text:p>0.9431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0.921823" calcext:value-type="float">
            <text:p>0.921823</text:p>
          </table:table-cell>
          <table:table-cell office:value-type="float" office:value="0.87" calcext:value-type="float">
            <text:p>0.87</text:p>
          </table:table-cell>
          <table:table-cell office:value-type="float" office:value="0.928999" calcext:value-type="float">
            <text:p>0.9289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064" calcext:value-type="float">
            <text:p>0.936064</text:p>
          </table:table-cell>
          <table:table-cell office:value-type="float" office:value="0.923224" calcext:value-type="float">
            <text:p>0.923224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9169" calcext:value-type="float">
            <text:p>0.92916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88294" calcext:value-type="float">
            <text:p>0.888294</text:p>
          </table:table-cell>
          <table:table-cell office:value-type="float" office:value="0.903752" calcext:value-type="float">
            <text:p>0.903752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2566" calcext:value-type="float">
            <text:p>0.89256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0.8" calcext:value-type="float">
            <text:p>0.8</text:p>
          </table:table-cell>
          <table:table-cell office:value-type="float" office:value="0.887724" calcext:value-type="float">
            <text:p>0.8877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07917" calcext:value-type="float">
            <text:p>0.507917</text:p>
          </table:table-cell>
          <table:table-cell office:value-type="float" office:value="0.948529" calcext:value-type="float">
            <text:p>0.94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942388" calcext:value-type="float">
            <text:p>0.9423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93012" calcext:value-type="float">
            <text:p>0.893012</text:p>
          </table:table-cell>
          <table:table-cell office:value-type="float" office:value="0.893307" calcext:value-type="float">
            <text:p>0.89330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015" calcext:value-type="float">
            <text:p>0.8870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1253" calcext:value-type="float">
            <text:p>0.891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8237" calcext:value-type="float">
            <text:p>0.878237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4747" calcext:value-type="float">
            <text:p>0.8547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6266" calcext:value-type="float">
            <text:p>0.86266</text:p>
          </table:table-cell>
          <table:table-cell office:value-type="float" office:value="0.849181" calcext:value-type="float">
            <text:p>0.8491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7603" calcext:value-type="float">
            <text:p>0.8476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5185" calcext:value-type="float">
            <text:p>0.86518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438" calcext:value-type="float">
            <text:p>0.914438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4791" calcext:value-type="float">
            <text:p>0.934791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092" calcext:value-type="float">
            <text:p>0.9410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8818" calcext:value-type="float">
            <text:p>0.938818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13" calcext:value-type="float">
            <text:p>0.940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701" calcext:value-type="float">
            <text:p>0.919701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9022" calcext:value-type="float">
            <text:p>0.9190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333" calcext:value-type="float">
            <text:p>0.919333</text:p>
          </table:table-cell>
          <table:table-cell office:value-type="float" office:value="0.919214" calcext:value-type="float">
            <text:p>0.91921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126" calcext:value-type="float">
            <text:p>0.9181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94262" calcext:value-type="float">
            <text:p>0.894262</text:p>
          </table:table-cell>
          <table:table-cell office:value-type="float" office:value="0.93076" calcext:value-type="float">
            <text:p>0.9307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09686" calcext:value-type="float">
            <text:p>0.9096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3883" calcext:value-type="float">
            <text:p>0.843883</text:p>
          </table:table-cell>
          <table:table-cell office:value-type="float" office:value="0.931177" calcext:value-type="float">
            <text:p>0.931177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88434" calcext:value-type="float">
            <text:p>0.8843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18036" calcext:value-type="float">
            <text:p>0.518036</text:p>
          </table:table-cell>
          <table:table-cell office:value-type="float" office:value="0.945588" calcext:value-type="float">
            <text:p>0.9455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940398" calcext:value-type="float">
            <text:p>0.9403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0608" calcext:value-type="float">
            <text:p>0.900608</text:p>
          </table:table-cell>
          <table:table-cell office:value-type="float" office:value="0.907011" calcext:value-type="float">
            <text:p>0.90701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971" calcext:value-type="float">
            <text:p>0.8979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10831" calcext:value-type="float">
            <text:p>0.910831</text:p>
          </table:table-cell>
          <table:table-cell office:value-type="float" office:value="0.9" calcext:value-type="float">
            <text:p>0.9</text:p>
          </table:table-cell>
          <table:table-cell office:value-type="float" office:value="0.931066" calcext:value-type="float">
            <text:p>0.931066</text:p>
          </table:table-cell>
          <table:table-cell office:value-type="float" office:value="0.899859" calcext:value-type="float">
            <text:p>0.8998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326" calcext:value-type="float">
            <text:p>0.879326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317" calcext:value-type="float">
            <text:p>0.8463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0.837083" calcext:value-type="float">
            <text:p>0.83708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2376" calcext:value-type="float">
            <text:p>0.8423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42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7211" calcext:value-type="float">
            <text:p>0.8472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71477" calcext:value-type="float">
            <text:p>0.87147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0.851782" calcext:value-type="float">
            <text:p>0.85178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44365" calcext:value-type="float">
            <text:p>0.944365</text:p>
          </table:table-cell>
          <table:table-cell office:value-type="float" office:value="0.949042" calcext:value-type="float">
            <text:p>0.949042</text:p>
          </table:table-cell>
          <table:table-cell office:value-type="float" office:value="0.9" calcext:value-type="float">
            <text:p>0.9</text:p>
          </table:table-cell>
          <table:table-cell office:value-type="float" office:value="0.945534" calcext:value-type="float">
            <text:p>0.94553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9845" calcext:value-type="float">
            <text:p>0.939845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21802" calcext:value-type="float">
            <text:p>0.921802</text:p>
          </table:table-cell>
          <table:table-cell office:value-type="float" office:value="0.919294" calcext:value-type="float">
            <text:p>0.91929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729" calcext:value-type="float">
            <text:p>0.9197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4154" calcext:value-type="float">
            <text:p>0.914154</text:p>
          </table:table-cell>
          <table:table-cell office:value-type="float" office:value="0.921755" calcext:value-type="float">
            <text:p>0.92175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308" calcext:value-type="float">
            <text:p>0.9173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6726" calcext:value-type="float">
            <text:p>0.86726</text:p>
          </table:table-cell>
          <table:table-cell office:value-type="float" office:value="0.921362" calcext:value-type="float">
            <text:p>0.921362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786" calcext:value-type="float">
            <text:p>0.8917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1899" calcext:value-type="float">
            <text:p>0.841899</text:p>
          </table:table-cell>
          <table:table-cell office:value-type="float" office:value="0.917243" calcext:value-type="float">
            <text:p>0.91724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877133" calcext:value-type="float">
            <text:p>0.8771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511786" calcext:value-type="float">
            <text:p>0.511786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1782" calcext:value-type="float">
            <text:p>0.9417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6455" calcext:value-type="float">
            <text:p>0.936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891415" calcext:value-type="float">
            <text:p>0.89141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67" calcext:value-type="float">
            <text:p>0.882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5368" calcext:value-type="float">
            <text:p>0.8953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995" calcext:value-type="float">
            <text:p>0.921995</text:p>
          </table:table-cell>
          <table:table-cell office:value-type="float" office:value="0.885362" calcext:value-type="float">
            <text:p>0.8853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6708" calcext:value-type="float">
            <text:p>0.856708</text:p>
          </table:table-cell>
          <table:table-cell office:value-type="float" office:value="0.829583" calcext:value-type="float">
            <text:p>0.829583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4131" calcext:value-type="float">
            <text:p>0.83413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2487" calcext:value-type="float">
            <text:p>0.852487</text:p>
          </table:table-cell>
          <table:table-cell office:value-type="float" office:value="0.836211" calcext:value-type="float">
            <text:p>0.836211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4005" calcext:value-type="float">
            <text:p>0.8340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6568" calcext:value-type="float">
            <text:p>0.916568</text:p>
          </table:table-cell>
          <table:table-cell office:value-type="float" office:value="0.843698" calcext:value-type="float">
            <text:p>0.843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58637" calcext:value-type="float">
            <text:p>0.85863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42207" calcext:value-type="float">
            <text:p>0.8422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872" calcext:value-type="float">
            <text:p>0.933872</text:p>
          </table:table-cell>
          <table:table-cell office:value-type="float" office:value="0.94321" calcext:value-type="float">
            <text:p>0.9432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86" calcext:value-type="float">
            <text:p>0.9376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1517" calcext:value-type="float">
            <text:p>0.921517</text:p>
          </table:table-cell>
          <table:table-cell office:value-type="float" office:value="0.90874" calcext:value-type="float">
            <text:p>0.9087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429" calcext:value-type="float">
            <text:p>0.9144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10642" calcext:value-type="float">
            <text:p>0.91064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733" calcext:value-type="float">
            <text:p>0.9137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30911" calcext:value-type="float">
            <text:p>0.930911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1022" calcext:value-type="float">
            <text:p>0.9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39426" calcext:value-type="float">
            <text:p>0.839426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89267" calcext:value-type="float">
            <text:p>0.889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454702" calcext:value-type="float">
            <text:p>0.45470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3135" calcext:value-type="float">
            <text:p>0.913135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08" calcext:value-type="float">
            <text:p>0.9045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7489" calcext:value-type="float">
            <text:p>0.91748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3107" calcext:value-type="float">
            <text:p>0.933107</text:p>
          </table:table-cell>
          <table:table-cell office:value-type="float" office:value="0.903377" calcext:value-type="float">
            <text:p>0.903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1365" calcext:value-type="float">
            <text:p>0.881365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0.93" calcext:value-type="float">
            <text:p>0.93</text:p>
          </table:table-cell>
          <table:table-cell office:value-type="float" office:value="0.856546" calcext:value-type="float">
            <text:p>0.856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3324" calcext:value-type="float">
            <text:p>0.923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65259" calcext:value-type="float">
            <text:p>0.865259</text:p>
          </table:table-cell>
          <table:table-cell office:value-type="float" office:value="0.835417" calcext:value-type="float">
            <text:p>0.83541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8486" calcext:value-type="float">
            <text:p>0.8384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78386" calcext:value-type="float">
            <text:p>0.878386</text:p>
          </table:table-cell>
          <table:table-cell office:value-type="float" office:value="0.86" calcext:value-type="float">
            <text:p>0.86</text:p>
          </table:table-cell>
          <table:table-cell office:value-type="float" office:value="0.920312" calcext:value-type="float">
            <text:p>0.920312</text:p>
          </table:table-cell>
          <table:table-cell office:value-type="float" office:value="0.860524" calcext:value-type="float">
            <text:p>0.8605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1843" calcext:value-type="float">
            <text:p>0.86184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3576" calcext:value-type="float">
            <text:p>0.8435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255" calcext:value-type="float">
            <text:p>0.939255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7128" calcext:value-type="float">
            <text:p>0.9471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944" calcext:value-type="float">
            <text:p>0.933944</text:p>
          </table:table-cell>
          <table:table-cell office:value-type="float" office:value="0.914112" calcext:value-type="float">
            <text:p>0.914112</text:p>
          </table:table-cell>
          <table:table-cell office:value-type="float" office:value="0.86" calcext:value-type="float">
            <text:p>0.86</text:p>
          </table:table-cell>
          <table:table-cell office:value-type="float" office:value="0.92342" calcext:value-type="float">
            <text:p>0.923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3012" calcext:value-type="float">
            <text:p>0.923012</text:p>
          </table:table-cell>
          <table:table-cell office:value-type="float" office:value="0.905372" calcext:value-type="float">
            <text:p>0.90537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593" calcext:value-type="float">
            <text:p>0.9135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56375" calcext:value-type="float">
            <text:p>0.856375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3735" calcext:value-type="float">
            <text:p>0.8837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11151" calcext:value-type="float">
            <text:p>0.811151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458" calcext:value-type="float">
            <text:p>0.859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74286" calcext:value-type="float">
            <text:p>0.474286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4435" calcext:value-type="float">
            <text:p>0.9344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4343" calcext:value-type="float">
            <text:p>0.93434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6905" calcext:value-type="float">
            <text:p>0.896905</text:p>
          </table:table-cell>
          <table:table-cell office:value-type="float" office:value="0.897103" calcext:value-type="float">
            <text:p>0.897103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9694" calcext:value-type="float">
            <text:p>0.8896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896" calcext:value-type="float">
            <text:p>0.90589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705" calcext:value-type="float">
            <text:p>0.929705</text:p>
          </table:table-cell>
          <table:table-cell office:value-type="float" office:value="0.89399" calcext:value-type="float">
            <text:p>0.8939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944" calcext:value-type="float">
            <text:p>0.857944</text:p>
          </table:table-cell>
          <table:table-cell office:value-type="float" office:value="0.850417" calcext:value-type="float">
            <text:p>0.85041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47625" calcext:value-type="float">
            <text:p>0.847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193" calcext:value-type="float">
            <text:p>0.85193</text:p>
          </table:table-cell>
          <table:table-cell office:value-type="float" office:value="0.854941" calcext:value-type="float">
            <text:p>0.854941</text:p>
          </table:table-cell>
          <table:table-cell office:value-type="float" office:value="0.92" calcext:value-type="float">
            <text:p>0.92</text:p>
          </table:table-cell>
          <table:table-cell office:value-type="float" office:value="0.843893" calcext:value-type="float">
            <text:p>0.843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844974" calcext:value-type="float">
            <text:p>0.844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769" calcext:value-type="float">
            <text:p>0.855769</text:p>
          </table:table-cell>
          <table:table-cell office:value-type="float" office:value="0.84" calcext:value-type="float">
            <text:p>0.84</text:p>
          </table:table-cell>
          <table:table-cell office:value-type="float" office:value="0.906438" calcext:value-type="float">
            <text:p>0.906438</text:p>
          </table:table-cell>
          <table:table-cell office:value-type="float" office:value="0.839731" calcext:value-type="float">
            <text:p>0.8397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30113" calcext:value-type="float">
            <text:p>0.930113</text:p>
          </table:table-cell>
          <table:table-cell office:value-type="float" office:value="0.958626" calcext:value-type="float">
            <text:p>0.95862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532" calcext:value-type="float">
            <text:p>0.943532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58684" calcext:value-type="float">
            <text:p>0.95868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7126" calcext:value-type="float">
            <text:p>0.927126</text:p>
          </table:table-cell>
          <table:table-cell office:value-type="float" office:value="0.906618" calcext:value-type="float">
            <text:p>0.906618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6098" calcext:value-type="float">
            <text:p>0.916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1017" calcext:value-type="float">
            <text:p>0.921017</text:p>
          </table:table-cell>
          <table:table-cell office:value-type="float" office:value="0.906005" calcext:value-type="float">
            <text:p>0.906005</text:p>
          </table:table-cell>
          <table:table-cell office:value-type="float" office:value="0.84" calcext:value-type="float">
            <text:p>0.84</text:p>
          </table:table-cell>
          <table:table-cell office:value-type="float" office:value="0.912397" calcext:value-type="float">
            <text:p>0.9123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1348" calcext:value-type="float">
            <text:p>0.871348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753" calcext:value-type="float">
            <text:p>0.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16258" calcext:value-type="float">
            <text:p>0.816258</text:p>
          </table:table-cell>
          <table:table-cell office:value-type="float" office:value="0.935341" calcext:value-type="float">
            <text:p>0.935341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908" calcext:value-type="float">
            <text:p>0.8709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85357" calcext:value-type="float">
            <text:p>0.485357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33564" calcext:value-type="float">
            <text:p>0.9335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910212" calcext:value-type="float">
            <text:p>0.91021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11" calcext:value-type="float">
            <text:p>0.899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11871" calcext:value-type="float">
            <text:p>0.911871</text:p>
          </table:table-cell>
          <table:table-cell office:value-type="float" office:value="0.9" calcext:value-type="float">
            <text:p>0.9</text:p>
          </table:table-cell>
          <table:table-cell office:value-type="float" office:value="0.930612" calcext:value-type="float">
            <text:p>0.930612</text:p>
          </table:table-cell>
          <table:table-cell office:value-type="float" office:value="0.899518" calcext:value-type="float">
            <text:p>0.8995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30395" calcext:value-type="float">
            <text:p>0.9303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399" calcext:value-type="float">
            <text:p>0.857399</text:p>
          </table:table-cell>
          <table:table-cell office:value-type="float" office:value="0.83913" calcext:value-type="float">
            <text:p>0.8391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30098" calcext:value-type="float">
            <text:p>0.830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28722" calcext:value-type="float">
            <text:p>0.8287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1928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4793" calcext:value-type="float">
            <text:p>0.914793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8852" calcext:value-type="float">
            <text:p>0.8688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842191" calcext:value-type="float">
            <text:p>0.8421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" calcext:value-type="float">
            <text:p>0.9</text:p>
          </table:table-cell>
          <table:table-cell office:value-type="float" office:value="0.946073" calcext:value-type="float">
            <text:p>0.9460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58" calcext:value-type="float">
            <text:p>0.9439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6687" calcext:value-type="float">
            <text:p>0.916687</text:p>
          </table:table-cell>
          <table:table-cell office:value-type="float" office:value="0.916658" calcext:value-type="float">
            <text:p>0.91665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292" calcext:value-type="float">
            <text:p>0.9152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1739" calcext:value-type="float">
            <text:p>0.911739</text:p>
          </table:table-cell>
          <table:table-cell office:value-type="float" office:value="0.916859" calcext:value-type="float">
            <text:p>0.916859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3273" calcext:value-type="float">
            <text:p>0.9132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5947" calcext:value-type="float">
            <text:p>0.875947</text:p>
          </table:table-cell>
          <table:table-cell office:value-type="float" office:value="0.915213" calcext:value-type="float">
            <text:p>0.915213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3792" calcext:value-type="float">
            <text:p>0.8937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20565" calcext:value-type="float">
            <text:p>0.82056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78" calcext:value-type="float">
            <text:p>0.8657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5303" calcext:value-type="float">
            <text:p>0.9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462381" calcext:value-type="float">
            <text:p>0.462381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737" calcext:value-type="float">
            <text:p>0.9373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35354" calcext:value-type="float">
            <text:p>0.9353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67129" calcext:value-type="float">
            <text:p>0.867129</text:p>
          </table:table-cell>
          <table:table-cell office:value-type="float" office:value="0.85" calcext:value-type="float">
            <text:p>0.8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2726" calcext:value-type="float">
            <text:p>0.8527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854532" calcext:value-type="float">
            <text:p>0.8545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1822" calcext:value-type="float">
            <text:p>0.8418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89704" calcext:value-type="float">
            <text:p>0.889704</text:p>
          </table:table-cell>
          <table:table-cell office:value-type="float" office:value="0.890675" calcext:value-type="float">
            <text:p>0.89067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206" calcext:value-type="float">
            <text:p>0.8842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8475" calcext:value-type="float">
            <text:p>0.898475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315" calcext:value-type="float">
            <text:p>0.921315</text:p>
          </table:table-cell>
          <table:table-cell office:value-type="float" office:value="0.886368" calcext:value-type="float">
            <text:p>0.886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6498" calcext:value-type="float">
            <text:p>0.866498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184" calcext:value-type="float">
            <text:p>0.920184</text:p>
          </table:table-cell>
          <table:table-cell office:value-type="float" office:value="0.854387" calcext:value-type="float">
            <text:p>0.8543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4555" calcext:value-type="float">
            <text:p>0.864555</text:p>
          </table:table-cell>
          <table:table-cell office:value-type="float" office:value="0.85" calcext:value-type="float">
            <text:p>0.85</text:p>
          </table:table-cell>
          <table:table-cell office:value-type="float" office:value="0.916188" calcext:value-type="float">
            <text:p>0.916188</text:p>
          </table:table-cell>
          <table:table-cell office:value-type="float" office:value="0.848641" calcext:value-type="float">
            <text:p>0.84864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7634" calcext:value-type="float">
            <text:p>0.937634</text:p>
          </table:table-cell>
          <table:table-cell office:value-type="float" office:value="0.937786" calcext:value-type="float">
            <text:p>0.9377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6976" calcext:value-type="float">
            <text:p>0.9369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5243" calcext:value-type="float">
            <text:p>0.935243</text:p>
          </table:table-cell>
          <table:table-cell office:value-type="float" office:value="0.907209" calcext:value-type="float">
            <text:p>0.90720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575" calcext:value-type="float">
            <text:p>0.9205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141" calcext:value-type="float">
            <text:p>0.93141</text:p>
          </table:table-cell>
          <table:table-cell office:value-type="float" office:value="0.906524" calcext:value-type="float">
            <text:p>0.90652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359" calcext:value-type="float">
            <text:p>0.918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69575" calcext:value-type="float">
            <text:p>0.869575</text:p>
          </table:table-cell>
          <table:table-cell office:value-type="float" office:value="0.939139" calcext:value-type="float">
            <text:p>0.939139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01317" calcext:value-type="float">
            <text:p>0.9013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627" calcext:value-type="float">
            <text:p>0.819627</text:p>
          </table:table-cell>
          <table:table-cell office:value-type="float" office:value="0.933045" calcext:value-type="float">
            <text:p>0.93304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364" calcext:value-type="float">
            <text:p>0.8713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0.914603" calcext:value-type="float">
            <text:p>0.91460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6723" calcext:value-type="float">
            <text:p>0.90672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8628" calcext:value-type="float">
            <text:p>0.918628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0.909155" calcext:value-type="float">
            <text:p>0.9091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152" calcext:value-type="float">
            <text:p>0.929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0753" calcext:value-type="float">
            <text:p>0.9207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41707" calcext:value-type="float">
            <text:p>0.841707</text:p>
          </table:table-cell>
          <table:table-cell office:value-type="float" office:value="0.841999" calcext:value-type="float">
            <text:p>0.841999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7908" calcext:value-type="float">
            <text:p>0.8279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594" calcext:value-type="float">
            <text:p>0.850594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532" calcext:value-type="float">
            <text:p>0.815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902" calcext:value-type="float">
            <text:p>0.940902</text:p>
          </table:table-cell>
          <table:table-cell office:value-type="float" office:value="0.964737" calcext:value-type="float">
            <text:p>0.964737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2167" calcext:value-type="float">
            <text:p>0.9521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138" calcext:value-type="float">
            <text:p>0.940138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1346" calcext:value-type="float">
            <text:p>0.9513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45317" calcext:value-type="float">
            <text:p>0.84531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235" calcext:value-type="float">
            <text:p>0.902235</text:p>
          </table:table-cell>
          <table:table-cell office:value-type="float" office:value="0.818903" calcext:value-type="float">
            <text:p>0.8189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51435" calcext:value-type="float">
            <text:p>0.8514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062" calcext:value-type="float">
            <text:p>0.899062</text:p>
          </table:table-cell>
          <table:table-cell office:value-type="float" office:value="0.825077" calcext:value-type="float">
            <text:p>0.8250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09013" calcext:value-type="float">
            <text:p>0.909013</text:p>
          </table:table-cell>
          <table:table-cell office:value-type="float" office:value="0.89897" calcext:value-type="float">
            <text:p>0.898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792" calcext:value-type="float">
            <text:p>0.9027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11944" calcext:value-type="float">
            <text:p>0.911944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374" calcext:value-type="float">
            <text:p>0.900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58647" calcext:value-type="float">
            <text:p>0.858647</text:p>
          </table:table-cell>
          <table:table-cell office:value-type="float" office:value="0.906835" calcext:value-type="float">
            <text:p>0.90683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92" calcext:value-type="float">
            <text:p>0.8800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914922" calcext:value-type="float">
            <text:p>0.914922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55" calcext:value-type="float">
            <text:p>0.86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5467" calcext:value-type="float">
            <text:p>0.93546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4246" calcext:value-type="float">
            <text:p>0.894246</text:p>
          </table:table-cell>
          <table:table-cell office:value-type="float" office:value="0.89127" calcext:value-type="float">
            <text:p>0.8912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5722" calcext:value-type="float">
            <text:p>0.8857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901899" calcext:value-type="float">
            <text:p>0.90189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624" calcext:value-type="float">
            <text:p>0.925624</text:p>
          </table:table-cell>
          <table:table-cell office:value-type="float" office:value="0.889322" calcext:value-type="float">
            <text:p>0.8893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24" calcext:value-type="float">
            <text:p>0.872724</text:p>
          </table:table-cell>
          <table:table-cell office:value-type="float" office:value="0.855452" calcext:value-type="float">
            <text:p>0.85545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5983" calcext:value-type="float">
            <text:p>0.855983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7546" calcext:value-type="float">
            <text:p>0.8775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39954" calcext:value-type="float">
            <text:p>0.83995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2585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1308" calcext:value-type="float">
            <text:p>0.911308</text:p>
          </table:table-cell>
          <table:table-cell office:value-type="float" office:value="0.840244" calcext:value-type="float">
            <text:p>0.84024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5" calcext:value-type="float">
            <text:p>0.85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48893" calcext:value-type="float">
            <text:p>0.84889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9494" calcext:value-type="float">
            <text:p>0.929494</text:p>
          </table:table-cell>
          <table:table-cell office:value-type="float" office:value="0.95321" calcext:value-type="float">
            <text:p>0.9532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932" calcext:value-type="float">
            <text:p>0.939932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5029" calcext:value-type="float">
            <text:p>0.935029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86" calcext:value-type="float">
            <text:p>0.921486</text:p>
          </table:table-cell>
          <table:table-cell office:value-type="float" office:value="0.916512" calcext:value-type="float">
            <text:p>0.916512</text:p>
          </table:table-cell>
          <table:table-cell office:value-type="float" office:value="0.85" calcext:value-type="float">
            <text:p>0.85</text:p>
          </table:table-cell>
          <table:table-cell office:value-type="float" office:value="0.918527" calcext:value-type="float">
            <text:p>0.91852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10817" calcext:value-type="float">
            <text:p>0.910817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2708" calcext:value-type="float">
            <text:p>0.9127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8354" calcext:value-type="float">
            <text:p>0.88354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6524" calcext:value-type="float">
            <text:p>0.8965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26352" calcext:value-type="float">
            <text:p>0.82635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755" calcext:value-type="float">
            <text:p>0.8697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501548" calcext:value-type="float">
            <text:p>0.501548</text:p>
          </table:table-cell>
          <table:table-cell office:value-type="float" office:value="0.944853" calcext:value-type="float">
            <text:p>0.9448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938495" calcext:value-type="float">
            <text:p>0.9384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61429" calcext:value-type="float">
            <text:p>0.861429</text:p>
          </table:table-cell>
          <table:table-cell office:value-type="float" office:value="0.843313" calcext:value-type="float">
            <text:p>0.843313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0824" calcext:value-type="float">
            <text:p>0.8408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77" calcext:value-type="float">
            <text:p>0.872777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42604" calcext:value-type="float">
            <text:p>0.8426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80155" calcext:value-type="float">
            <text:p>0.880155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2548" calcext:value-type="float">
            <text:p>0.8725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542" calcext:value-type="float">
            <text:p>0.91542</text:p>
          </table:table-cell>
          <table:table-cell office:value-type="float" office:value="0.875262" calcext:value-type="float">
            <text:p>0.8752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5427" calcext:value-type="float">
            <text:p>0.86542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4187" calcext:value-type="float">
            <text:p>0.914187</text:p>
          </table:table-cell>
          <table:table-cell office:value-type="float" office:value="0.846551" calcext:value-type="float">
            <text:p>0.8465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0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842344" calcext:value-type="float">
            <text:p>0.8423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4315" calcext:value-type="float">
            <text:p>0.934315</text:p>
          </table:table-cell>
          <table:table-cell office:value-type="float" office:value="0.93916" calcext:value-type="float">
            <text:p>0.9391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839" calcext:value-type="float">
            <text:p>0.9358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937274" calcext:value-type="float">
            <text:p>0.93727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1499" calcext:value-type="float">
            <text:p>0.931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6766" calcext:value-type="float">
            <text:p>0.926766</text:p>
          </table:table-cell>
          <table:table-cell office:value-type="float" office:value="0.909278" calcext:value-type="float">
            <text:p>0.90927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16" calcext:value-type="float">
            <text:p>0.917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95" calcext:value-type="float">
            <text:p>0.921495</text:p>
          </table:table-cell>
          <table:table-cell office:value-type="float" office:value="0.908652" calcext:value-type="float">
            <text:p>0.90865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521" calcext:value-type="float">
            <text:p>0.9145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70758" calcext:value-type="float">
            <text:p>0.870758</text:p>
          </table:table-cell>
          <table:table-cell office:value-type="float" office:value="0.925263" calcext:value-type="float">
            <text:p>0.9252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4987" calcext:value-type="float">
            <text:p>0.894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41569" calcext:value-type="float">
            <text:p>0.841569</text:p>
          </table:table-cell>
          <table:table-cell office:value-type="float" office:value="0.914065" calcext:value-type="float">
            <text:p>0.914065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875013" calcext:value-type="float">
            <text:p>0.87501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73095" calcext:value-type="float">
            <text:p>0.473095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7682" calcext:value-type="float">
            <text:p>0.9276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2986" calcext:value-type="float">
            <text:p>0.882986</text:p>
          </table:table-cell>
          <table:table-cell office:value-type="float" office:value="0.882844" calcext:value-type="float">
            <text:p>0.88284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5683" calcext:value-type="float">
            <text:p>0.8756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3767" calcext:value-type="float">
            <text:p>0.89376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9274" calcext:value-type="float">
            <text:p>0.919274</text:p>
          </table:table-cell>
          <table:table-cell office:value-type="float" office:value="0.880633" calcext:value-type="float">
            <text:p>0.8806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466" calcext:value-type="float">
            <text:p>0.853466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0805" calcext:value-type="float">
            <text:p>0.8308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152" calcext:value-type="float">
            <text:p>0.915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37782" calcext:value-type="float">
            <text:p>0.837782</text:p>
          </table:table-cell>
          <table:table-cell office:value-type="float" office:value="0.825858" calcext:value-type="float">
            <text:p>0.8258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2059" calcext:value-type="float">
            <text:p>0.8220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6135" calcext:value-type="float">
            <text:p>0.84613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832589" calcext:value-type="float">
            <text:p>0.8325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3272" calcext:value-type="float">
            <text:p>0.843272</text:p>
          </table:table-cell>
          <table:table-cell office:value-type="float" office:value="0.83" calcext:value-type="float">
            <text:p>0.83</text:p>
          </table:table-cell>
          <table:table-cell office:value-type="float" office:value="0.903875" calcext:value-type="float">
            <text:p>0.903875</text:p>
          </table:table-cell>
          <table:table-cell office:value-type="float" office:value="0.827654" calcext:value-type="float">
            <text:p>0.82765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578" calcext:value-type="float">
            <text:p>0.934578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698" calcext:value-type="float">
            <text:p>0.9356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8074" calcext:value-type="float">
            <text:p>0.938074</text:p>
          </table:table-cell>
          <table:table-cell office:value-type="float" office:value="0.923947" calcext:value-type="float">
            <text:p>0.92394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30213" calcext:value-type="float">
            <text:p>0.9302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7597" calcext:value-type="float">
            <text:p>0.907597</text:p>
          </table:table-cell>
          <table:table-cell office:value-type="float" office:value="0.910091" calcext:value-type="float">
            <text:p>0.91009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261" calcext:value-type="float">
            <text:p>0.9082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345" calcext:value-type="float">
            <text:p>0.90345</text:p>
          </table:table-cell>
          <table:table-cell office:value-type="float" office:value="0.908209" calcext:value-type="float">
            <text:p>0.908209</text:p>
          </table:table-cell>
          <table:table-cell office:value-type="float" office:value="0.83" calcext:value-type="float">
            <text:p>0.83</text:p>
          </table:table-cell>
          <table:table-cell office:value-type="float" office:value="0.905188" calcext:value-type="float">
            <text:p>0.9051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5478" calcext:value-type="float">
            <text:p>0.85478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849" calcext:value-type="float">
            <text:p>0.870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18941" calcext:value-type="float">
            <text:p>0.818941</text:p>
          </table:table-cell>
          <table:table-cell office:value-type="float" office:value="0.914474" calcext:value-type="float">
            <text:p>0.914474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474" calcext:value-type="float">
            <text:p>0.863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5375" calcext:value-type="float">
            <text:p>0.45375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31661" calcext:value-type="float">
            <text:p>0.9316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7365" calcext:value-type="float">
            <text:p>0.9273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0979" calcext:value-type="float">
            <text:p>0.890979</text:p>
          </table:table-cell>
          <table:table-cell office:value-type="float" office:value="0.896138" calcext:value-type="float">
            <text:p>0.8961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564" calcext:value-type="float">
            <text:p>0.88756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9756" calcext:value-type="float">
            <text:p>0.899756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0.889876" calcext:value-type="float">
            <text:p>0.8898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63005" calcext:value-type="float">
            <text:p>0.863005</text:p>
          </table:table-cell>
          <table:table-cell office:value-type="float" office:value="0.842917" calcext:value-type="float">
            <text:p>0.8429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4949" calcext:value-type="float">
            <text:p>0.84494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748" calcext:value-type="float">
            <text:p>0.853748</text:p>
          </table:table-cell>
          <table:table-cell office:value-type="float" office:value="0.846801" calcext:value-type="float">
            <text:p>0.846801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148" calcext:value-type="float">
            <text:p>0.8431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64969" calcext:value-type="float">
            <text:p>0.86496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float" office:value="0.849371" calcext:value-type="float">
            <text:p>0.8493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59581" calcext:value-type="float">
            <text:p>0.85958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813" calcext:value-type="float">
            <text:p>0.913813</text:p>
          </table:table-cell>
          <table:table-cell office:value-type="float" office:value="0.847062" calcext:value-type="float">
            <text:p>0.8470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3759" calcext:value-type="float">
            <text:p>0.933759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368" calcext:value-type="float">
            <text:p>0.940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344" calcext:value-type="float">
            <text:p>0.934344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713" calcext:value-type="float">
            <text:p>0.934713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78" calcext:value-type="float">
            <text:p>0.9175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28892" calcext:value-type="float">
            <text:p>0.928892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32" calcext:value-type="float">
            <text:p>0.91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67353" calcext:value-type="float">
            <text:p>0.867353</text:p>
          </table:table-cell>
          <table:table-cell office:value-type="float" office:value="0.918618" calcext:value-type="float">
            <text:p>0.91861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753" calcext:value-type="float">
            <text:p>0.8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20204" calcext:value-type="float">
            <text:p>0.820204</text:p>
          </table:table-cell>
          <table:table-cell office:value-type="float" office:value="0.921842" calcext:value-type="float">
            <text:p>0.921842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7117" calcext:value-type="float">
            <text:p>0.8671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53869" calcext:value-type="float">
            <text:p>0.453869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93131" calcext:value-type="float">
            <text:p>0.893131</text:p>
          </table:table-cell>
          <table:table-cell office:value-type="float" office:value="0.891733" calcext:value-type="float">
            <text:p>0.891733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598" calcext:value-type="float">
            <text:p>0.886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082" calcext:value-type="float">
            <text:p>0.87082</text:p>
          </table:table-cell>
          <table:table-cell office:value-type="float" office:value="0.847219" calcext:value-type="float">
            <text:p>0.847219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5651" calcext:value-type="float">
            <text:p>0.8456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0409" calcext:value-type="float">
            <text:p>0.90040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889918" calcext:value-type="float">
            <text:p>0.889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7247" calcext:value-type="float">
            <text:p>0.877247</text:p>
          </table:table-cell>
          <table:table-cell office:value-type="float" office:value="0.845417" calcext:value-type="float">
            <text:p>0.8454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8558" calcext:value-type="float">
            <text:p>0.8485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8969" calcext:value-type="float">
            <text:p>0.8489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73049" calcext:value-type="float">
            <text:p>0.873049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3071" calcext:value-type="float">
            <text:p>0.853071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6378" calcext:value-type="float">
            <text:p>0.936378</text:p>
          </table:table-cell>
          <table:table-cell office:value-type="float" office:value="0.964975" calcext:value-type="float">
            <text:p>0.964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606" calcext:value-type="float">
            <text:p>0.9496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52947" calcext:value-type="float">
            <text:p>0.9529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086" calcext:value-type="float">
            <text:p>0.9400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434" calcext:value-type="float">
            <text:p>0.921434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487" calcext:value-type="float">
            <text:p>0.9194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14377" calcext:value-type="float">
            <text:p>0.914377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736" calcext:value-type="float">
            <text:p>0.9177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89313" calcext:value-type="float">
            <text:p>0.889313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5275" calcext:value-type="float">
            <text:p>0.895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35021" calcext:value-type="float">
            <text:p>0.835021</text:p>
          </table:table-cell>
          <table:table-cell office:value-type="float" office:value="0.89581" calcext:value-type="float">
            <text:p>0.8958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74" calcext:value-type="float">
            <text:p>0.86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1834" calcext:value-type="float">
            <text:p>0.93183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69028" calcext:value-type="float">
            <text:p>0.869028</text:p>
          </table:table-cell>
          <table:table-cell office:value-type="float" office:value="0.849022" calcext:value-type="float">
            <text:p>0.849022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612" calcext:value-type="float">
            <text:p>0.8466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4359" calcext:value-type="float">
            <text:p>0.92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82814" calcext:value-type="float">
            <text:p>0.882814</text:p>
          </table:table-cell>
          <table:table-cell office:value-type="float" office:value="0.888545" calcext:value-type="float">
            <text:p>0.88854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2" calcext:value-type="float">
            <text:p>0.87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9888" calcext:value-type="float">
            <text:p>0.8798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4893" calcext:value-type="float">
            <text:p>0.86489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2813" calcext:value-type="float">
            <text:p>0.912813</text:p>
          </table:table-cell>
          <table:table-cell office:value-type="float" office:value="0.849259" calcext:value-type="float">
            <text:p>0.8492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5848" calcext:value-type="float">
            <text:p>0.935848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65" calcext:value-type="float">
            <text:p>0.941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964" calcext:value-type="float">
            <text:p>0.9349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15532" calcext:value-type="float">
            <text:p>0.91553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8619" calcext:value-type="float">
            <text:p>0.9186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636" calcext:value-type="float">
            <text:p>0.9166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71178" calcext:value-type="float">
            <text:p>0.871178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37" calcext:value-type="float">
            <text:p>0.8913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15513" calcext:value-type="float">
            <text:p>0.815513</text:p>
          </table:table-cell>
          <table:table-cell office:value-type="float" office:value="0.911084" calcext:value-type="float">
            <text:p>0.911084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84107" calcext:value-type="float">
            <text:p>0.484107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045" calcext:value-type="float">
            <text:p>0.93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4996" calcext:value-type="float">
            <text:p>0.894996</text:p>
          </table:table-cell>
          <table:table-cell office:value-type="float" office:value="0.897011" calcext:value-type="float">
            <text:p>0.897011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1411" calcext:value-type="float">
            <text:p>0.891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05029" calcext:value-type="float">
            <text:p>0.90502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252" calcext:value-type="float">
            <text:p>0.929252</text:p>
          </table:table-cell>
          <table:table-cell office:value-type="float" office:value="0.895638" calcext:value-type="float">
            <text:p>0.8956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63067" calcext:value-type="float">
            <text:p>0.863067</text:p>
          </table:table-cell>
          <table:table-cell office:value-type="float" office:value="0.853387" calcext:value-type="float">
            <text:p>0.853387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0158" calcext:value-type="float">
            <text:p>0.850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70693" calcext:value-type="float">
            <text:p>0.870693</text:p>
          </table:table-cell>
          <table:table-cell office:value-type="float" office:value="0.845833" calcext:value-type="float">
            <text:p>0.84583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52173" calcext:value-type="float">
            <text:p>0.8521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19284" calcext:value-type="float">
            <text:p>0.9192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58459" calcext:value-type="float">
            <text:p>0.85845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8598" calcext:value-type="float">
            <text:p>0.848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63049" calcext:value-type="float">
            <text:p>0.863049</text:p>
          </table:table-cell>
          <table:table-cell office:value-type="float" office:value="0.85" calcext:value-type="float">
            <text:p>0.85</text:p>
          </table:table-cell>
          <table:table-cell office:value-type="float" office:value="0.913063" calcext:value-type="float">
            <text:p>0.913063</text:p>
          </table:table-cell>
          <table:table-cell office:value-type="float" office:value="0.850792" calcext:value-type="float">
            <text:p>0.8507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40848" calcext:value-type="float">
            <text:p>0.940848</text:p>
          </table:table-cell>
          <table:table-cell office:value-type="float" office:value="0.959975" calcext:value-type="float">
            <text:p>0.959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9081" calcext:value-type="float">
            <text:p>0.939081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17" calcext:value-type="float">
            <text:p>0.9431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20745" calcext:value-type="float">
            <text:p>0.920745</text:p>
          </table:table-cell>
          <table:table-cell office:value-type="float" office:value="0.915839" calcext:value-type="float">
            <text:p>0.915839</text:p>
          </table:table-cell>
          <table:table-cell office:value-type="float" office:value="0.85" calcext:value-type="float">
            <text:p>0.85</text:p>
          </table:table-cell>
          <table:table-cell office:value-type="float" office:value="0.917929" calcext:value-type="float">
            <text:p>0.9179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14032" calcext:value-type="float">
            <text:p>0.914032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23" calcext:value-type="float">
            <text:p>0.91752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9976" calcext:value-type="float">
            <text:p>0.859976</text:p>
          </table:table-cell>
          <table:table-cell office:value-type="float" office:value="0.908568" calcext:value-type="float">
            <text:p>0.908568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39" calcext:value-type="float">
            <text:p>0.8803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928295" calcext:value-type="float">
            <text:p>0.92829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779" calcext:value-type="float">
            <text:p>0.87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939" calcext:value-type="float">
            <text:p>0.94393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39167" calcext:value-type="float">
            <text:p>0.439167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7163" calcext:value-type="float">
            <text:p>0.9271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87381" calcext:value-type="float">
            <text:p>0.887381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865" calcext:value-type="float">
            <text:p>0.878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787" calcext:value-type="float">
            <text:p>0.8937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914" calcext:value-type="float">
            <text:p>0.917914</text:p>
          </table:table-cell>
          <table:table-cell office:value-type="float" office:value="0.880608" calcext:value-type="float">
            <text:p>0.8806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917172" calcext:value-type="float">
            <text:p>0.9171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4072" calcext:value-type="float">
            <text:p>0.844072</text:p>
          </table:table-cell>
          <table:table-cell office:value-type="float" office:value="0.817981" calcext:value-type="float">
            <text:p>0.81798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13361" calcext:value-type="float">
            <text:p>0.8133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08253" calcext:value-type="float">
            <text:p>0.808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37167" calcext:value-type="float">
            <text:p>0.83716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038" calcext:value-type="float">
            <text:p>0.902038</text:p>
          </table:table-cell>
          <table:table-cell office:value-type="float" office:value="0.815918" calcext:value-type="float">
            <text:p>0.815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45552" calcext:value-type="float">
            <text:p>0.8455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823176" calcext:value-type="float">
            <text:p>0.8231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3491" calcext:value-type="float">
            <text:p>0.933491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415" calcext:value-type="float">
            <text:p>0.9344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5054" calcext:value-type="float">
            <text:p>0.935054</text:p>
          </table:table-cell>
          <table:table-cell office:value-type="float" office:value="0.935159" calcext:value-type="float">
            <text:p>0.935159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158" calcext:value-type="float">
            <text:p>0.933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741" calcext:value-type="float">
            <text:p>0.905741</text:p>
          </table:table-cell>
          <table:table-cell office:value-type="float" office:value="0.900636" calcext:value-type="float">
            <text:p>0.9006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672" calcext:value-type="float">
            <text:p>0.905672</text:p>
          </table:table-cell>
          <table:table-cell office:value-type="float" office:value="0.895358" calcext:value-type="float">
            <text:p>0.89535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899909" calcext:value-type="float">
            <text:p>0.8999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3461" calcext:value-type="float">
            <text:p>0.853461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872902" calcext:value-type="float">
            <text:p>0.8729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3384" calcext:value-type="float">
            <text:p>0.823384</text:p>
          </table:table-cell>
          <table:table-cell office:value-type="float" office:value="0.898183" calcext:value-type="float">
            <text:p>0.898183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7768" calcext:value-type="float">
            <text:p>0.85776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5455" calcext:value-type="float">
            <text:p>0.945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6799" calcext:value-type="float">
            <text:p>0.906799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2147" calcext:value-type="float">
            <text:p>0.90214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394" calcext:value-type="float">
            <text:p>0.913394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467" calcext:value-type="float">
            <text:p>0.934467</text:p>
          </table:table-cell>
          <table:table-cell office:value-type="float" office:value="0.903269" calcext:value-type="float">
            <text:p>0.90326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84752" calcext:value-type="float">
            <text:p>0.84752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9221" calcext:value-type="float">
            <text:p>0.8392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918733" calcext:value-type="float">
            <text:p>0.9187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726" calcext:value-type="float">
            <text:p>0.84972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829812" calcext:value-type="float">
            <text:p>0.8298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60523" calcext:value-type="float">
            <text:p>0.86052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812" calcext:value-type="float">
            <text:p>0.910812</text:p>
          </table:table-cell>
          <table:table-cell office:value-type="float" office:value="0.844018" calcext:value-type="float">
            <text:p>0.8440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689" calcext:value-type="float">
            <text:p>0.935689</text:p>
          </table:table-cell>
          <table:table-cell office:value-type="float" office:value="0.964093" calcext:value-type="float">
            <text:p>0.96409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785" calcext:value-type="float">
            <text:p>0.9487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27358" calcext:value-type="float">
            <text:p>0.827358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6617" calcext:value-type="float">
            <text:p>0.936617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10157" calcext:value-type="float">
            <text:p>0.910157</text:p>
          </table:table-cell>
          <table:table-cell office:value-type="float" office:value="0.917693" calcext:value-type="float">
            <text:p>0.91769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305" calcext:value-type="float">
            <text:p>0.9133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833" calcext:value-type="float">
            <text:p>0.90683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543" calcext:value-type="float">
            <text:p>0.9054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49805" calcext:value-type="float">
            <text:p>0.849805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876309" calcext:value-type="float">
            <text:p>0.8763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3306" calcext:value-type="float">
            <text:p>0.803306</text:p>
          </table:table-cell>
          <table:table-cell office:value-type="float" office:value="0.91036" calcext:value-type="float">
            <text:p>0.91036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2438" calcext:value-type="float">
            <text:p>0.8524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24762" calcext:value-type="float">
            <text:p>0.42476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0536" calcext:value-type="float">
            <text:p>0.9305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2498" calcext:value-type="float">
            <text:p>0.9224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78849" calcext:value-type="float">
            <text:p>0.878849</text:p>
          </table:table-cell>
          <table:table-cell office:value-type="float" office:value="0.890357" calcext:value-type="float">
            <text:p>0.8903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88" calcext:value-type="float">
            <text:p>0.87918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88435" calcext:value-type="float">
            <text:p>0.88843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8141" calcext:value-type="float">
            <text:p>0.918141</text:p>
          </table:table-cell>
          <table:table-cell office:value-type="float" office:value="0.87971" calcext:value-type="float">
            <text:p>0.879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3714" calcext:value-type="float">
            <text:p>0.843714</text:p>
          </table:table-cell>
          <table:table-cell office:value-type="float" office:value="0.823389" calcext:value-type="float">
            <text:p>0.823389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71" calcext:value-type="float">
            <text:p>0.82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52944" calcext:value-type="float">
            <text:p>0.852944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1685" calcext:value-type="float">
            <text:p>0.8216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255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3357" calcext:value-type="float">
            <text:p>0.82335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9124" calcext:value-type="float">
            <text:p>0.84912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188" calcext:value-type="float">
            <text:p>0.901188</text:p>
          </table:table-cell>
          <table:table-cell office:value-type="float" office:value="0.828918" calcext:value-type="float">
            <text:p>0.8289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426" calcext:value-type="float">
            <text:p>0.935426</text:p>
          </table:table-cell>
          <table:table-cell office:value-type="float" office:value="0.954424" calcext:value-type="float">
            <text:p>0.95442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27172" calcext:value-type="float">
            <text:p>0.927172</text:p>
          </table:table-cell>
          <table:table-cell office:value-type="float" office:value="0.940933" calcext:value-type="float">
            <text:p>0.94093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3121" calcext:value-type="float">
            <text:p>0.9331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522" calcext:value-type="float">
            <text:p>0.905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095" calcext:value-type="float">
            <text:p>0.90209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51357" calcext:value-type="float">
            <text:p>0.851357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458" calcext:value-type="float">
            <text:p>0.882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7975" calcext:value-type="float">
            <text:p>0.807975</text:p>
          </table:table-cell>
          <table:table-cell office:value-type="float" office:value="0.920741" calcext:value-type="float">
            <text:p>0.920741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732" calcext:value-type="float">
            <text:p>0.859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63095" calcext:value-type="float">
            <text:p>0.46309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1799" calcext:value-type="float">
            <text:p>0.901799</text:p>
          </table:table-cell>
          <table:table-cell office:value-type="float" office:value="0.903638" calcext:value-type="float">
            <text:p>0.9036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2" calcext:value-type="float">
            <text:p>0.895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10709" calcext:value-type="float">
            <text:p>0.910709</text:p>
          </table:table-cell>
          <table:table-cell office:value-type="float" office:value="0.9" calcext:value-type="float">
            <text:p>0.9</text:p>
          </table:table-cell>
          <table:table-cell office:value-type="float" office:value="0.932426" calcext:value-type="float">
            <text:p>0.932426</text:p>
          </table:table-cell>
          <table:table-cell office:value-type="float" office:value="0.899018" calcext:value-type="float">
            <text:p>0.899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1228" calcext:value-type="float">
            <text:p>0.9312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752" calcext:value-type="float">
            <text:p>0.9297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36136" calcext:value-type="float">
            <text:p>0.836136</text:p>
          </table:table-cell>
          <table:table-cell office:value-type="float" office:value="0.8" calcext:value-type="float">
            <text:p>0.8</text:p>
          </table:table-cell>
          <table:table-cell office:value-type="float" office:value="0.902564" calcext:value-type="float">
            <text:p>0.902564</text:p>
          </table:table-cell>
          <table:table-cell office:value-type="float" office:value="0.805474" calcext:value-type="float">
            <text:p>0.8054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963893" calcext:value-type="float">
            <text:p>0.963893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11035" calcext:value-type="float">
            <text:p>0.811035</text:p>
          </table:table-cell>
          <table:table-cell office:value-type="float" office:value="0.795248" calcext:value-type="float">
            <text:p>0.795248</text:p>
          </table:table-cell>
          <table:table-cell office:value-type="float" office:value="0.9" calcext:value-type="float">
            <text:p>0.9</text:p>
          </table:table-cell>
          <table:table-cell office:value-type="float" office:value="0.787326" calcext:value-type="float">
            <text:p>0.7873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6287" calcext:value-type="float">
            <text:p>0.826287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2702" calcext:value-type="float">
            <text:p>0.892702</text:p>
          </table:table-cell>
          <table:table-cell office:value-type="float" office:value="0.80536" calcext:value-type="float">
            <text:p>0.805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589" calcext:value-type="float">
            <text:p>0.930589</text:p>
          </table:table-cell>
          <table:table-cell office:value-type="float" office:value="0.954474" calcext:value-type="float">
            <text:p>0.95447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519" calcext:value-type="float">
            <text:p>0.9415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4961" calcext:value-type="float">
            <text:p>0.824961</text:p>
          </table:table-cell>
          <table:table-cell office:value-type="float" office:value="0.8" calcext:value-type="float">
            <text:p>0.8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800275" calcext:value-type="float">
            <text:p>0.800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6662" calcext:value-type="float">
            <text:p>0.866662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469" calcext:value-type="float">
            <text:p>0.8914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4601" calcext:value-type="float">
            <text:p>0.894601</text:p>
          </table:table-cell>
          <table:table-cell office:value-type="float" office:value="0.889429" calcext:value-type="float">
            <text:p>0.889429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136" calcext:value-type="float">
            <text:p>0.89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6059" calcext:value-type="float">
            <text:p>0.896059</text:p>
          </table:table-cell>
          <table:table-cell office:value-type="float" office:value="0.881211" calcext:value-type="float">
            <text:p>0.881211</text:p>
          </table:table-cell>
          <table:table-cell office:value-type="float" office:value="0.8" calcext:value-type="float">
            <text:p>0.8</text:p>
          </table:table-cell>
          <table:table-cell office:value-type="float" office:value="0.887787" calcext:value-type="float">
            <text:p>0.8877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27035" calcext:value-type="float">
            <text:p>0.827035</text:p>
          </table:table-cell>
          <table:table-cell office:value-type="float" office:value="0.920058" calcext:value-type="float">
            <text:p>0.9200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944" calcext:value-type="float">
            <text:p>0.86994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12976" calcext:value-type="float">
            <text:p>0.412976</text:p>
          </table:table-cell>
          <table:table-cell office:value-type="float" office:value="0.935294" calcext:value-type="float">
            <text:p>0.93529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6538" calcext:value-type="float">
            <text:p>0.926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923616" calcext:value-type="float">
            <text:p>0.92361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31531" calcext:value-type="float">
            <text:p>0.831531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25642" calcext:value-type="float">
            <text:p>0.825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3831" calcext:value-type="float">
            <text:p>0.87383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8579" calcext:value-type="float">
            <text:p>0.8685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84246" calcext:value-type="float">
            <text:p>0.8842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395" calcext:value-type="float">
            <text:p>0.87139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1275" calcext:value-type="float">
            <text:p>0.84127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6008" calcext:value-type="float">
            <text:p>0.8160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5191" calcext:value-type="float">
            <text:p>0.8519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3813" calcext:value-type="float">
            <text:p>0.903813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818231" calcext:value-type="float">
            <text:p>0.8182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27371" calcext:value-type="float">
            <text:p>0.927371</text:p>
          </table:table-cell>
          <table:table-cell office:value-type="float" office:value="0.932158" calcext:value-type="float">
            <text:p>0.93215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3262" calcext:value-type="float">
            <text:p>0.933262</text:p>
          </table:table-cell>
          <table:table-cell office:value-type="float" office:value="0.923839" calcext:value-type="float">
            <text:p>0.92383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27337" calcext:value-type="float">
            <text:p>0.9273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12488" calcext:value-type="float">
            <text:p>0.912488</text:p>
          </table:table-cell>
          <table:table-cell office:value-type="float" office:value="0.904865" calcext:value-type="float">
            <text:p>0.90486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7808" calcext:value-type="float">
            <text:p>0.9078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09447" calcext:value-type="float">
            <text:p>0.909447</text:p>
          </table:table-cell>
          <table:table-cell office:value-type="float" office:value="0.894119" calcext:value-type="float">
            <text:p>0.894119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12" calcext:value-type="float">
            <text:p>0.90081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5845" calcext:value-type="float">
            <text:p>0.865845</text:p>
          </table:table-cell>
          <table:table-cell office:value-type="float" office:value="0.907926" calcext:value-type="float">
            <text:p>0.907926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4454" calcext:value-type="float">
            <text:p>0.8844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850391" calcext:value-type="float">
            <text:p>0.85039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28869" calcext:value-type="float">
            <text:p>0.428869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90631" calcext:value-type="float">
            <text:p>0.890631</text:p>
          </table:table-cell>
          <table:table-cell office:value-type="float" office:value="0.891786" calcext:value-type="float">
            <text:p>0.89178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172" calcext:value-type="float">
            <text:p>0.88617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0188" calcext:value-type="float">
            <text:p>0.90018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0421" calcext:value-type="float">
            <text:p>0.8904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6038" calcext:value-type="float">
            <text:p>0.926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4151" calcext:value-type="float">
            <text:p>0.92415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37604" calcext:value-type="float">
            <text:p>0.837604</text:p>
          </table:table-cell>
          <table:table-cell office:value-type="float" office:value="0.82837" calcext:value-type="float">
            <text:p>0.82837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164" calcext:value-type="float">
            <text:p>0.8211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4115" calcext:value-type="float">
            <text:p>0.844115</text:p>
          </table:table-cell>
          <table:table-cell office:value-type="float" office:value="0.812083" calcext:value-type="float">
            <text:p>0.81208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8012" calcext:value-type="float">
            <text:p>0.8180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44742" calcext:value-type="float">
            <text:p>0.84474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625" calcext:value-type="float">
            <text:p>0.901625</text:p>
          </table:table-cell>
          <table:table-cell office:value-type="float" office:value="0.827176" calcext:value-type="float">
            <text:p>0.8271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2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054" calcext:value-type="float">
            <text:p>0.820054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0401" calcext:value-type="float">
            <text:p>0.940401</text:p>
          </table:table-cell>
          <table:table-cell office:value-type="float" office:value="0.949975" calcext:value-type="float">
            <text:p>0.94997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353" calcext:value-type="float">
            <text:p>0.944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943864" calcext:value-type="float">
            <text:p>0.94386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698" calcext:value-type="float">
            <text:p>0.940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891958" calcext:value-type="float">
            <text:p>0.89195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09" calcext:value-type="float">
            <text:p>0.9048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03838" calcext:value-type="float">
            <text:p>0.903838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16" calcext:value-type="float">
            <text:p>0.90071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0817" calcext:value-type="float">
            <text:p>0.850817</text:p>
          </table:table-cell>
          <table:table-cell office:value-type="float" office:value="0.92044" calcext:value-type="float">
            <text:p>0.92044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1933" calcext:value-type="float">
            <text:p>0.8819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5213" calcext:value-type="float">
            <text:p>0.815213</text:p>
          </table:table-cell>
          <table:table-cell office:value-type="float" office:value="0.907686" calcext:value-type="float">
            <text:p>0.907686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8267" calcext:value-type="float">
            <text:p>0.858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18036" calcext:value-type="float">
            <text:p>0.418036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3016" calcext:value-type="float">
            <text:p>0.903016</text:p>
          </table:table-cell>
          <table:table-cell office:value-type="float" office:value="0.905119" calcext:value-type="float">
            <text:p>0.9051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10884" calcext:value-type="float">
            <text:p>0.910884</text:p>
          </table:table-cell>
          <table:table-cell office:value-type="float" office:value="0.9" calcext:value-type="float">
            <text:p>0.9</text:p>
          </table:table-cell>
          <table:table-cell office:value-type="float" office:value="0.930839" calcext:value-type="float">
            <text:p>0.930839</text:p>
          </table:table-cell>
          <table:table-cell office:value-type="float" office:value="0.899877" calcext:value-type="float">
            <text:p>0.89987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3529" calcext:value-type="float">
            <text:p>0.923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611" calcext:value-type="float">
            <text:p>0.9156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29774" calcext:value-type="float">
            <text:p>0.829774</text:p>
          </table:table-cell>
          <table:table-cell office:value-type="float" office:value="0.814615" calcext:value-type="float">
            <text:p>0.814615</text:p>
          </table:table-cell>
          <table:table-cell office:value-type="float" office:value="0.91" calcext:value-type="float">
            <text:p>0.91</text:p>
          </table:table-cell>
          <table:table-cell office:value-type="float" office:value="0.808593" calcext:value-type="float">
            <text:p>0.8085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3122" calcext:value-type="float">
            <text:p>0.843122</text:p>
          </table:table-cell>
          <table:table-cell office:value-type="float" office:value="0.809583" calcext:value-type="float">
            <text:p>0.809583</text:p>
          </table:table-cell>
          <table:table-cell office:value-type="float" office:value="0.907692" calcext:value-type="float">
            <text:p>0.907692</text:p>
          </table:table-cell>
          <table:table-cell office:value-type="float" office:value="0.809584" calcext:value-type="float">
            <text:p>0.8095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5426" calcext:value-type="float">
            <text:p>0.945426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8804" calcext:value-type="float">
            <text:p>0.948804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9" calcext:value-type="float">
            <text:p>0.9</text:p>
          </table:table-cell>
          <table:table-cell office:value-type="float" office:value="0.945403" calcext:value-type="float">
            <text:p>0.9454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9671" calcext:value-type="float">
            <text:p>0.899671</text:p>
          </table:table-cell>
          <table:table-cell office:value-type="float" office:value="0.813938" calcext:value-type="float">
            <text:p>0.8139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8428" calcext:value-type="float">
            <text:p>0.838428</text:p>
          </table:table-cell>
          <table:table-cell office:value-type="float" office:value="0.82" calcext:value-type="float">
            <text:p>0.82</text:p>
          </table:table-cell>
          <table:table-cell office:value-type="float" office:value="0.899313" calcext:value-type="float">
            <text:p>0.899313</text:p>
          </table:table-cell>
          <table:table-cell office:value-type="float" office:value="0.819275" calcext:value-type="float">
            <text:p>0.819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8846" calcext:value-type="float">
            <text:p>0.918846</text:p>
          </table:table-cell>
          <table:table-cell office:value-type="float" office:value="0.884067" calcext:value-type="float">
            <text:p>0.884067</text:p>
          </table:table-cell>
          <table:table-cell office:value-type="float" office:value="0.82" calcext:value-type="float">
            <text:p>0.82</text:p>
          </table:table-cell>
          <table:table-cell office:value-type="float" office:value="0.90019" calcext:value-type="float">
            <text:p>0.900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6062" calcext:value-type="float">
            <text:p>0.916062</text:p>
          </table:table-cell>
          <table:table-cell office:value-type="float" office:value="0.880553" calcext:value-type="float">
            <text:p>0.88055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7141" calcext:value-type="float">
            <text:p>0.8971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2135" calcext:value-type="float">
            <text:p>0.852135</text:p>
          </table:table-cell>
          <table:table-cell office:value-type="float" office:value="0.897836" calcext:value-type="float">
            <text:p>0.89783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581" calcext:value-type="float">
            <text:p>0.87058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3687" calcext:value-type="float">
            <text:p>0.813687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1948" calcext:value-type="float">
            <text:p>0.8519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20119" calcext:value-type="float">
            <text:p>0.420119</text:p>
          </table:table-cell>
          <table:table-cell office:value-type="float" office:value="0.936765" calcext:value-type="float">
            <text:p>0.9367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924221" calcext:value-type="float">
            <text:p>0.92422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86825" calcext:value-type="float">
            <text:p>0.886825</text:p>
          </table:table-cell>
          <table:table-cell office:value-type="float" office:value="0.889193" calcext:value-type="float">
            <text:p>0.88919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1796" calcext:value-type="float">
            <text:p>0.8817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8526" calcext:value-type="float">
            <text:p>0.89852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028" calcext:value-type="float">
            <text:p>0.88602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213" calcext:value-type="float">
            <text:p>0.922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326" calcext:value-type="float">
            <text:p>0.83326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5832" calcext:value-type="float">
            <text:p>0.845832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21416" calcext:value-type="float">
            <text:p>0.8214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323" calcext:value-type="float">
            <text:p>0.84323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5654" calcext:value-type="float">
            <text:p>0.905654</text:p>
          </table:table-cell>
          <table:table-cell office:value-type="float" office:value="0.825784" calcext:value-type="float">
            <text:p>0.8257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5802" calcext:value-type="float">
            <text:p>0.845802</text:p>
          </table:table-cell>
          <table:table-cell office:value-type="float" office:value="0.83" calcext:value-type="float">
            <text:p>0.83</text:p>
          </table:table-cell>
          <table:table-cell office:value-type="float" office:value="0.904437" calcext:value-type="float">
            <text:p>0.904437</text:p>
          </table:table-cell>
          <table:table-cell office:value-type="float" office:value="0.830436" calcext:value-type="float">
            <text:p>0.8304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3804" calcext:value-type="float">
            <text:p>0.943804</text:p>
          </table:table-cell>
          <table:table-cell office:value-type="float" office:value="0.93434" calcext:value-type="float">
            <text:p>0.934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2204" calcext:value-type="float">
            <text:p>0.912204</text:p>
          </table:table-cell>
          <table:table-cell office:value-type="float" office:value="0.902225" calcext:value-type="float">
            <text:p>0.902225</text:p>
          </table:table-cell>
          <table:table-cell office:value-type="float" office:value="0.83" calcext:value-type="float">
            <text:p>0.83</text:p>
          </table:table-cell>
          <table:table-cell office:value-type="float" office:value="0.906742" calcext:value-type="float">
            <text:p>0.9067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4065" calcext:value-type="float">
            <text:p>0.904065</text:p>
          </table:table-cell>
          <table:table-cell office:value-type="float" office:value="0.904012" calcext:value-type="float">
            <text:p>0.904012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717" calcext:value-type="float">
            <text:p>0.903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50357" calcext:value-type="float">
            <text:p>0.850357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05" calcext:value-type="float">
            <text:p>0.8800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14326" calcext:value-type="float">
            <text:p>0.814326</text:p>
          </table:table-cell>
          <table:table-cell office:value-type="float" office:value="0.901032" calcext:value-type="float">
            <text:p>0.901032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854488" calcext:value-type="float">
            <text:p>0.8544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212" calcext:value-type="float">
            <text:p>0.9462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30357" calcext:value-type="float">
            <text:p>0.430357</text:p>
          </table:table-cell>
          <table:table-cell office:value-type="float" office:value="0.939706" calcext:value-type="float">
            <text:p>0.9397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0.894524" calcext:value-type="float">
            <text:p>0.89452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359" calcext:value-type="float">
            <text:p>0.884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922406" calcext:value-type="float">
            <text:p>0.9224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1673" calcext:value-type="float">
            <text:p>0.90167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088" calcext:value-type="float">
            <text:p>0.921088</text:p>
          </table:table-cell>
          <table:table-cell office:value-type="float" office:value="0.885002" calcext:value-type="float">
            <text:p>0.88500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5817" calcext:value-type="float">
            <text:p>0.835817</text:p>
          </table:table-cell>
          <table:table-cell office:value-type="float" office:value="0.840316" calcext:value-type="float">
            <text:p>0.840316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4988" calcext:value-type="float">
            <text:p>0.8249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9763" calcext:value-type="float">
            <text:p>0.849763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8711" calcext:value-type="float">
            <text:p>0.8187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2411" calcext:value-type="float">
            <text:p>0.84241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22653" calcext:value-type="float">
            <text:p>0.822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976" calcext:value-type="float">
            <text:p>0.8497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0125" calcext:value-type="float">
            <text:p>0.900125</text:p>
          </table:table-cell>
          <table:table-cell office:value-type="float" office:value="0.827471" calcext:value-type="float">
            <text:p>0.8274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3571" calcext:value-type="float">
            <text:p>0.943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544" calcext:value-type="float">
            <text:p>0.9375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4398" calcext:value-type="float">
            <text:p>0.93439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719" calcext:value-type="float">
            <text:p>0.9357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7148" calcext:value-type="float">
            <text:p>0.917148</text:p>
          </table:table-cell>
          <table:table-cell office:value-type="float" office:value="0.894751" calcext:value-type="float">
            <text:p>0.8947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37" calcext:value-type="float">
            <text:p>0.9048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8975" calcext:value-type="float">
            <text:p>0.908975</text:p>
          </table:table-cell>
          <table:table-cell office:value-type="float" office:value="0.896068" calcext:value-type="float">
            <text:p>0.89606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819" calcext:value-type="float">
            <text:p>0.90181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64472" calcext:value-type="float">
            <text:p>0.864472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878597" calcext:value-type="float">
            <text:p>0.8785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26734" calcext:value-type="float">
            <text:p>0.826734</text:p>
          </table:table-cell>
          <table:table-cell office:value-type="float" office:value="0.901606" calcext:value-type="float">
            <text:p>0.901606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861603" calcext:value-type="float">
            <text:p>0.8616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4697" calcext:value-type="float">
            <text:p>0.94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11845" calcext:value-type="float">
            <text:p>0.411845</text:p>
          </table:table-cell>
          <table:table-cell office:value-type="float" office:value="0.933088" calcext:value-type="float">
            <text:p>0.9330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90079" calcext:value-type="float">
            <text:p>0.890079</text:p>
          </table:table-cell>
          <table:table-cell office:value-type="float" office:value="0.88914" calcext:value-type="float">
            <text:p>0.889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151" calcext:value-type="float">
            <text:p>0.8821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119" calcext:value-type="float">
            <text:p>0.9011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284" calcext:value-type="float">
            <text:p>0.88628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919464" calcext:value-type="float">
            <text:p>0.9194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91607" calcext:value-type="float">
            <text:p>0.9160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1868" calcext:value-type="float">
            <text:p>0.831868</text:p>
          </table:table-cell>
          <table:table-cell office:value-type="float" office:value="0.827143" calcext:value-type="float">
            <text:p>0.8271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18391" calcext:value-type="float">
            <text:p>0.818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50304" calcext:value-type="float">
            <text:p>0.850304</text:p>
          </table:table-cell>
          <table:table-cell office:value-type="float" office:value="0.83" calcext:value-type="float">
            <text:p>0.83</text:p>
          </table:table-cell>
          <table:table-cell office:value-type="float" office:value="0.905687" calcext:value-type="float">
            <text:p>0.905687</text:p>
          </table:table-cell>
          <table:table-cell office:value-type="float" office:value="0.831582" calcext:value-type="float">
            <text:p>0.8315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04167" calcext:value-type="float">
            <text:p>0.804167</text:p>
          </table:table-cell>
          <table:table-cell office:value-type="float" office:value="0.905128" calcext:value-type="float">
            <text:p>0.905128</text:p>
          </table:table-cell>
          <table:table-cell office:value-type="float" office:value="0.807388" calcext:value-type="float">
            <text:p>0.8073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086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7239" calcext:value-type="float">
            <text:p>0.897239</text:p>
          </table:table-cell>
          <table:table-cell office:value-type="float" office:value="0.810562" calcext:value-type="float">
            <text:p>0.810562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0.939077" calcext:value-type="float">
            <text:p>0.93907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91" calcext:value-type="float">
            <text:p>0.9376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2199" calcext:value-type="float">
            <text:p>0.912199</text:p>
          </table:table-cell>
          <table:table-cell office:value-type="float" office:value="0.902164" calcext:value-type="float">
            <text:p>0.902164</text:p>
          </table:table-cell>
          <table:table-cell office:value-type="float" office:value="0.83" calcext:value-type="float">
            <text:p>0.83</text:p>
          </table:table-cell>
          <table:table-cell office:value-type="float" office:value="0.906533" calcext:value-type="float">
            <text:p>0.9065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887499" calcext:value-type="float">
            <text:p>0.88749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4474" calcext:value-type="float">
            <text:p>0.894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32471" calcext:value-type="float">
            <text:p>0.832471</text:p>
          </table:table-cell>
          <table:table-cell office:value-type="float" office:value="0.925731" calcext:value-type="float">
            <text:p>0.925731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874405" calcext:value-type="float">
            <text:p>0.8744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929489" calcext:value-type="float">
            <text:p>0.929489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844993" calcext:value-type="float">
            <text:p>0.8449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30774" calcext:value-type="float">
            <text:p>0.430774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9643" calcext:value-type="float">
            <text:p>0.909643</text:p>
          </table:table-cell>
          <table:table-cell office:value-type="float" office:value="0.906548" calcext:value-type="float">
            <text:p>0.906548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1635" calcext:value-type="float">
            <text:p>0.9016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16582" calcext:value-type="float">
            <text:p>0.91658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921" calcext:value-type="float">
            <text:p>0.934921</text:p>
          </table:table-cell>
          <table:table-cell office:value-type="float" office:value="0.904342" calcext:value-type="float">
            <text:p>0.9043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384" calcext:value-type="float">
            <text:p>0.92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36" calcext:value-type="float">
            <text:p>0.92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65879" calcext:value-type="float">
            <text:p>0.865879</text:p>
          </table:table-cell>
          <table:table-cell office:value-type="float" office:value="0.845573" calcext:value-type="float">
            <text:p>0.84557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40543" calcext:value-type="float">
            <text:p>0.8405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59009" calcext:value-type="float">
            <text:p>0.859009</text:p>
          </table:table-cell>
          <table:table-cell office:value-type="float" office:value="0.809167" calcext:value-type="float">
            <text:p>0.80916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5893" calcext:value-type="float">
            <text:p>0.815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67978" calcext:value-type="float">
            <text:p>0.8679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844183" calcext:value-type="float">
            <text:p>0.8441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4519" calcext:value-type="float">
            <text:p>0.944519</text:p>
          </table:table-cell>
          <table:table-cell office:value-type="float" office:value="0.954127" calcext:value-type="float">
            <text:p>0.95412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095" calcext:value-type="float">
            <text:p>0.94809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1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17" calcext:value-type="float">
            <text:p>0.90217</text:p>
          </table:table-cell>
          <table:table-cell office:value-type="float" office:value="0.820825" calcext:value-type="float">
            <text:p>0.8208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0372" calcext:value-type="float">
            <text:p>0.940372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9" calcext:value-type="float">
            <text:p>0.9</text:p>
          </table:table-cell>
          <table:table-cell office:value-type="float" office:value="0.946772" calcext:value-type="float">
            <text:p>0.9467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6307" calcext:value-type="float">
            <text:p>0.916307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137" calcext:value-type="float">
            <text:p>0.9151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0904" calcext:value-type="float">
            <text:p>0.90090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0.912772" calcext:value-type="float">
            <text:p>0.912772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631" calcext:value-type="float">
            <text:p>0.88263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1324" calcext:value-type="float">
            <text:p>0.81324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60257" calcext:value-type="float">
            <text:p>0.860257</text:p>
          </table:table-cell>
        </table:table-row>
      </table:table>
      <table:table table:name="disc_seeds" table:style-name="ta1">
        <table:shapes>
          <draw:frame draw:z-index="0" draw:style-name="gr1" draw:text-style-name="P1" svg:width="453.51pt" svg:height="255.09pt" svg:x="450.09pt" svg:y="18.68pt">
            <loext:p draw:notify-on-update-of-ranges="disc_seeds.B2:disc_seeds.E21 disc_seeds.F1:disc_seeds.F1 disc_seeds.F2:disc_seeds.F21 disc_seeds.G1:disc_seeds.G1 disc_seeds.G2:disc_seeds.G21 disc_seeds.H1:disc_seeds.H1 disc_seeds.H2:disc_seeds.H21 disc_seeds.I1:disc_seeds.I1 disc_seeds.I2:disc_seeds.I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CTYP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</table:table>
      <table:table table:name="disc_ecoli" table:style-name="ta1">
        <table:shapes>
          <draw:frame draw:z-index="0" draw:style-name="gr1" draw:text-style-name="P1" svg:width="453.51pt" svg:height="255.09pt" svg:x="604.6pt" svg:y="14.12pt">
            <loext:p draw:notify-on-update-of-ranges="disc_ecoli.D2:disc_ecoli.E21 disc_ecoli.F1:disc_ecoli.F1 disc_ecoli.F2:disc_ecoli.F21 disc_ecoli.G1:disc_ecoli.G1 disc_ecoli.G2:disc_ecoli.G21 disc_ecoli.H1:disc_ecoli.H1 disc_ecoli.H2:disc_ecoli.H21 disc_ecoli.I1:disc_ecoli.I1 disc_ecoli.I2:disc_ecoli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number-columns-repeated="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91263" calcext:value-type="float">
            <text:p>0.9126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910813" calcext:value-type="float">
            <text:p>0.9108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27076" calcext:value-type="float">
            <text:p>0.92707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0657" calcext:value-type="float">
            <text:p>0.94065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942388" calcext:value-type="float">
            <text:p>0.9423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940398" calcext:value-type="float">
            <text:p>0.9403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4343" calcext:value-type="float">
            <text:p>0.9343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33564" calcext:value-type="float">
            <text:p>0.93356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5467" calcext:value-type="float">
            <text:p>0.9354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938495" calcext:value-type="float">
            <text:p>0.93849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1834" calcext:value-type="float">
            <text:p>0.9318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0536" calcext:value-type="float">
            <text:p>0.93053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6038" calcext:value-type="float">
            <text:p>0.9260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3529" calcext:value-type="float">
            <text:p>0.92352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919464" calcext:value-type="float">
            <text:p>0.91946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ret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384" calcext:value-type="float">
            <text:p>0.92638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/ecoli.data</text:p>
          </table:table-cell>
          <table:table-cell/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</table:table>
      <table:table table:name="disc_ukm" table:style-name="ta1">
        <table:shapes>
          <draw:frame draw:z-index="0" draw:style-name="gr1" draw:text-style-name="P1" svg:width="453.51pt" svg:height="255.09pt" svg:x="466.44pt" svg:y="40.51pt">
            <loext:p draw:notify-on-update-of-ranges="disc_ukm.B1:disc_ukm.D1 disc_ukm.B2:disc_ukm.E21 disc_ukm.F1:disc_ukm.F1 disc_ukm.F2:disc_ukm.F21 disc_ukm.G1:disc_ukm.G1 disc_ukm.G2:disc_ukm.G21 disc_ukm.H1:disc_ukm.H1 disc_ukm.H2:disc_ukm.H21 disc_ukm.I1:disc_ukm.I1 disc_ukm.I2:disc_ukm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CTYP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72781" calcext:value-type="float">
            <text:p>0.77278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7331" calcext:value-type="float">
            <text:p>0.857331</text:p>
          </table:table-cell>
          <table:table-cell office:value-type="float" office:value="0.743974" calcext:value-type="float">
            <text:p>0.743974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409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23786" calcext:value-type="float">
            <text:p>0.823786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01108" calcext:value-type="float">
            <text:p>0.801108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380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0.850567" calcext:value-type="float">
            <text:p>0.850567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42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7211" calcext:value-type="float">
            <text:p>0.847211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844974" calcext:value-type="float">
            <text:p>0.844974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1928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4793" calcext:value-type="float">
            <text:p>0.914793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2585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1308" calcext:value-type="float">
            <text:p>0.911308</text:p>
          </table:table-cell>
          <table:table-cell office:value-type="float" office:value="0.840244" calcext:value-type="float">
            <text:p>0.840244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0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842344" calcext:value-type="float">
            <text:p>0.842344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8969" calcext:value-type="float">
            <text:p>0.848969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27358" calcext:value-type="float">
            <text:p>0.827358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255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3357" calcext:value-type="float">
            <text:p>0.823357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2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054" calcext:value-type="float">
            <text:p>0.820054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9671" calcext:value-type="float">
            <text:p>0.899671</text:p>
          </table:table-cell>
          <table:table-cell office:value-type="float" office:value="0.813938" calcext:value-type="float">
            <text:p>0.813938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086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7239" calcext:value-type="float">
            <text:p>0.897239</text:p>
          </table:table-cell>
          <table:table-cell office:value-type="float" office:value="0.810562" calcext:value-type="float">
            <text:p>0.810562</text:p>
          </table:table-cell>
        </table:table-row>
        <table:table-row table:style-name="ro1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1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17" calcext:value-type="float">
            <text:p>0.90217</text:p>
          </table:table-cell>
          <table:table-cell office:value-type="float" office:value="0.820825" calcext:value-type="float">
            <text:p>0.820825</text:p>
          </table:table-cell>
        </table:table-row>
      </table:table>
      <table:table table:name="cross" table:style-name="ta1">
        <table:shapes>
          <draw:frame draw:z-index="0" draw:style-name="gr1" draw:text-style-name="P1" svg:width="453.51pt" svg:height="255.09pt" svg:x="541.76pt" svg:y="14.14pt">
            <loext:p draw:notify-on-update-of-ranges="cross.A1:cross.D1 cross.A2:cross.E7 cross.F1:cross.F1 cross.F2:cross.F7 cross.G1:cross.G1 cross.G2:cross.G7 cross.H1:cross.H1 cross.H2:cross.H7 cross.I1:cross.I1 cross.I2:cross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CTYP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5185" calcext:value-type="float">
            <text:p>0.86518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438" calcext:value-type="float">
            <text:p>0.914438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4472" calcext:value-type="float">
            <text:p>0.9447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0409" calcext:value-type="float">
            <text:p>0.90040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889918" calcext:value-type="float">
            <text:p>0.889918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table table:name="stats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ut.A1:out.I703" table:display-filter-buttons="true">
          <table:filter>
            <table:filter-and>
              <table:filter-condition table:field-number="4" table:value="-1" table:operator="=">
                <table:filter-set-item table:value="-1"/>
                <table:filter-set-item table:value="10"/>
                <table:filter-set-item table:value="12"/>
                <table:filter-set-item table:value="14"/>
                <table:filter-set-item table:value="16"/>
                <table:filter-set-item table:value="18"/>
                <table:filter-set-item table:value="2"/>
                <table:filter-set-item table:value="20"/>
                <table:filter-set-item table:value="4"/>
                <table:filter-set-item table:value="6"/>
                <table:filter-set-item table:value="8"/>
              </table:filter-condition>
              <table:filter-condition table:field-number="0" table:value="data/seeds.data" table:operator="="/>
              <table:filter-condition table:field-number="1" table:value="discrete2" table:operator="="/>
              <table:filter-condition table:field-number="2" table:value="stratified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9:30:31.399674421</dc:date>
    <meta:editing-duration>PT19M2S</meta:editing-duration>
    <meta:editing-cycles>2</meta:editing-cycles>
    <meta:generator>LibreOffice/5.4.0.3$Linux_X86_64 LibreOffice_project/40m0$Build-3</meta:generator>
    <meta:document-statistic meta:table-count="7" meta:cell-count="69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disc_ecoli.D1:disc_ecoli.I21" chart:data-source-has-labels="both" svg:x="0.32cm" svg:y="0.18cm" svg:width="12.7cm" svg:height="8.64cm">
          <chartooo:coordinate-region svg:x="1.047cm" svg:y="0.18cm" svg:width="11.973cm" svg:height="6.815cm"/>
          <chart:axis chart:dimension="x" chart:name="primary-x" chart:style-name="ch4" chartooo:axis-type="auto">
            <chartooo:date-scale/>
            <chart:categories table:cell-range-address="disc_ecoli.D2:disc_ecoli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21" chart:label-cell-address="disc_ecoli.F1:disc_ecoli.F1" chart:class="chart:bar">
            <chart:data-point chart:repeated="20"/>
          </chart:series>
          <chart:series chart:style-name="ch8" chart:values-cell-range-address="disc_ecoli.G2:disc_ecoli.G21" chart:label-cell-address="disc_ecoli.G1:disc_ecoli.G1" chart:class="chart:bar">
            <chart:data-point chart:repeated="20"/>
          </chart:series>
          <chart:series chart:style-name="ch9" chart:values-cell-range-address="disc_ecoli.H2:disc_ecoli.H21" chart:label-cell-address="disc_ecoli.H1:disc_ecoli.H1" chart:class="chart:bar">
            <chart:data-point chart:repeated="20"/>
          </chart:series>
          <chart:series chart:style-name="ch10" chart:values-cell-range-address="disc_ecoli.I2:disc_ecoli.I21" chart:label-cell-address="disc_ecoli.I1:disc_ecoli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crete2 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  <draw:g>
                  <svg:desc>disc_ecoli.D2:disc_ecoli.E21</svg:desc>
                </draw:g>
              </table:table-cell>
              <table:table-cell office:value-type="float" office:value="NaN">
                <text:p>NaN</text:p>
                <draw:g>
                  <svg:desc>disc_ecoli.F2:disc_ecoli.F21</svg:desc>
                </draw:g>
              </table:table-cell>
              <table:table-cell office:value-type="float" office:value="0.720588">
                <text:p>0.720588</text:p>
                <draw:g>
                  <svg:desc>disc_ecoli.G2:disc_ecoli.G21</svg:desc>
                </draw:g>
              </table:table-cell>
              <table:table-cell office:value-type="float" office:value="0.91263">
                <text:p>0.91263</text:p>
                <draw:g>
                  <svg:desc>disc_ecoli.H2:disc_ecoli.H21</svg:desc>
                </draw:g>
              </table:table-cell>
              <table:table-cell office:value-type="float" office:value="NaN">
                <text:p>NaN</text:p>
                <draw:g>
                  <svg:desc>disc_ecoli.I2:disc_ecoli.I21</svg:desc>
                </draw:g>
              </table:table-cell>
            </table:table-row>
            <table:table-row>
              <table:table-cell office:value-type="string">
                <text:p>discrete1 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11765">
                <text:p>0.711765</text:p>
              </table:table-cell>
              <table:table-cell office:value-type="float" office:value="0.910813">
                <text:p>0.91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7647">
                <text:p>0.767647</text:p>
              </table:table-cell>
              <table:table-cell office:value-type="float" office:value="0.927076">
                <text:p>0.92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2941">
                <text:p>0.802941</text:p>
              </table:table-cell>
              <table:table-cell office:value-type="float" office:value="0.940657">
                <text:p>0.94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14706">
                <text:p>0.814706</text:p>
              </table:table-cell>
              <table:table-cell office:value-type="float" office:value="0.945156">
                <text:p>0.94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94118">
                <text:p>0.794118</text:p>
              </table:table-cell>
              <table:table-cell office:value-type="float" office:value="0.942388">
                <text:p>0.94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82353">
                <text:p>0.782353</text:p>
              </table:table-cell>
              <table:table-cell office:value-type="float" office:value="0.940398">
                <text:p>0.94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3529">
                <text:p>0.773529</text:p>
              </table:table-cell>
              <table:table-cell office:value-type="float" office:value="0.934343">
                <text:p>0.93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1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4706">
                <text:p>0.764706</text:p>
              </table:table-cell>
              <table:table-cell office:value-type="float" office:value="0.933564">
                <text:p>0.93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0588">
                <text:p>0.770588</text:p>
              </table:table-cell>
              <table:table-cell office:value-type="float" office:value="0.935467">
                <text:p>0.93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1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9412">
                <text:p>0.779412</text:p>
              </table:table-cell>
              <table:table-cell office:value-type="float" office:value="0.938495">
                <text:p>0.9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765">
                <text:p>0.761765</text:p>
              </table:table-cell>
              <table:table-cell office:value-type="float" office:value="0.933131">
                <text:p>0.93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1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1834">
                <text:p>0.93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6211">
                <text:p>0.92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1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0536">
                <text:p>0.93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2941">
                <text:p>0.752941</text:p>
              </table:table-cell>
              <table:table-cell office:value-type="float" office:value="0.926038">
                <text:p>0.9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1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3529">
                <text:p>0.9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2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32353">
                <text:p>0.732353</text:p>
              </table:table-cell>
              <table:table-cell office:value-type="float" office:value="0.919464">
                <text:p>0.91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1 2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26384">
                <text:p>0.92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3 4" chart:style-name="ch1">
        <chart:legend chart:legend-position="end" svg:x="13.34cm" svg:y="3.56cm" style:legend-expansion="high" chart:style-name="ch2"/>
        <chart:plot-area chart:style-name="ch3" table:cell-range-address="disc_seeds.B1:disc_seeds.I21" chart:data-source-has-labels="both" svg:x="0.32cm" svg:y="0.18cm" svg:width="12.7cm" svg:height="8.64cm">
          <chartooo:coordinate-region svg:x="1.232cm" svg:y="0.18cm" svg:width="11.788cm" svg:height="6.815cm"/>
          <chart:axis chart:dimension="x" chart:name="primary-x" chart:style-name="ch4" chartooo:axis-type="auto">
            <chartooo:date-scale/>
            <chart:categories table:cell-range-address="disc_seeds.B2:disc_seeds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21" chart:label-cell-address="disc_seeds.F1:disc_seeds.F1" chart:class="chart:bar">
            <chart:data-point chart:repeated="20"/>
          </chart:series>
          <chart:series chart:style-name="ch8" chart:values-cell-range-address="disc_seeds.G2:disc_seeds.G21" chart:label-cell-address="disc_seeds.G1:disc_seeds.G1" chart:class="chart:bar">
            <chart:data-point chart:repeated="20"/>
          </chart:series>
          <chart:series chart:style-name="ch9" chart:values-cell-range-address="disc_seeds.H2:disc_seeds.H21" chart:label-cell-address="disc_seeds.H1:disc_seeds.H1" chart:class="chart:bar">
            <chart:data-point chart:repeated="20"/>
          </chart:series>
          <chart:series chart:style-name="ch10" chart:values-cell-range-address="disc_seeds.I2:disc_seeds.I21" chart:label-cell-address="disc_seeds.I1:disc_seeds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crete2 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  <draw:g>
                  <svg:desc>disc_seeds.B2:disc_seeds.E21</svg:desc>
                </draw:g>
              </table:table-cell>
              <table:table-cell office:value-type="float" office:value="0.861693">
                <text:p>0.861693</text:p>
                <draw:g>
                  <svg:desc>disc_seeds.F2:disc_seeds.F21</svg:desc>
                </draw:g>
              </table:table-cell>
              <table:table-cell office:value-type="float" office:value="0.847619">
                <text:p>0.847619</text:p>
                <draw:g>
                  <svg:desc>disc_seeds.G2:disc_seeds.G21</svg:desc>
                </draw:g>
              </table:table-cell>
              <table:table-cell office:value-type="float" office:value="0.898413">
                <text:p>0.898413</text:p>
                <draw:g>
                  <svg:desc>disc_seeds.H2:disc_seeds.H21</svg:desc>
                </draw:g>
              </table:table-cell>
              <table:table-cell office:value-type="float" office:value="0.835787">
                <text:p>0.835787</text:p>
                <draw:g>
                  <svg:desc>disc_seeds.I2:disc_seeds.I21</svg:desc>
                </draw:g>
              </table:table-cell>
            </table:table-row>
            <table:table-row>
              <table:table-cell office:value-type="string">
                <text:p>discrete1 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6005">
                <text:p>0.886005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0479">
                <text:p>0.870479</text:p>
              </table:table-cell>
            </table:table-row>
            <table:table-row>
              <table:table-cell office:value-type="string">
                <text:p>discrete2 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802">
                <text:p>0.89980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39">
                <text:p>0.88539</text:p>
              </table:table-cell>
            </table:table-row>
            <table:table-row>
              <table:table-cell office:value-type="string">
                <text:p>discrete1 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2659">
                <text:p>0.90265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8269">
                <text:p>0.888269</text:p>
              </table:table-cell>
            </table:table-row>
            <table:table-row>
              <table:table-cell office:value-type="string">
                <text:p>discrete2 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5172">
                <text:p>0.89517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229">
                <text:p>0.885229</text:p>
              </table:table-cell>
            </table:table-row>
            <table:table-row>
              <table:table-cell office:value-type="string">
                <text:p>discrete1 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537">
                <text:p>0.899537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107">
                <text:p>0.890107</text:p>
              </table:table-cell>
            </table:table-row>
            <table:table-row>
              <table:table-cell office:value-type="string">
                <text:p>discrete2 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323">
                <text:p>0.901323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375">
                <text:p>0.890375</text:p>
              </table:table-cell>
            </table:table-row>
            <table:table-row>
              <table:table-cell office:value-type="string">
                <text:p>discrete1 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852">
                <text:p>0.90185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256">
                <text:p>0.890256</text:p>
              </table:table-cell>
            </table:table-row>
            <table:table-row>
              <table:table-cell office:value-type="string">
                <text:p>discrete2 1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8942">
                <text:p>0.8989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447">
                <text:p>0.889447</text:p>
              </table:table-cell>
            </table:table-row>
            <table:table-row>
              <table:table-cell office:value-type="string">
                <text:p>discrete1 1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556">
                <text:p>0.905556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765">
                <text:p>0.894765</text:p>
              </table:table-cell>
            </table:table-row>
            <table:table-row>
              <table:table-cell office:value-type="string">
                <text:p>discrete2 1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934">
                <text:p>0.899934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504">
                <text:p>0.885504</text:p>
              </table:table-cell>
            </table:table-row>
            <table:table-row>
              <table:table-cell office:value-type="string">
                <text:p>discrete1 1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1005">
                <text:p>0.891005</text:p>
              </table:table-cell>
              <table:table-cell office:value-type="float" office:value="0.880952">
                <text:p>0.880952</text:p>
              </table:table-cell>
              <table:table-cell office:value-type="float" office:value="0.920635">
                <text:p>0.920635</text:p>
              </table:table-cell>
              <table:table-cell office:value-type="float" office:value="0.880485">
                <text:p>0.880485</text:p>
              </table:table-cell>
            </table:table-row>
            <table:table-row>
              <table:table-cell office:value-type="string">
                <text:p>discrete2 1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discrete1 1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042">
                <text:p>0.9030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353">
                <text:p>0.889353</text:p>
              </table:table-cell>
            </table:table-row>
            <table:table-row>
              <table:table-cell office:value-type="string">
                <text:p>discrete2 1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3228">
                <text:p>0.913228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151">
                <text:p>0.899151</text:p>
              </table:table-cell>
            </table:table-row>
            <table:table-row>
              <table:table-cell office:value-type="string">
                <text:p>discrete1 1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241">
                <text:p>0.903241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658">
                <text:p>0.894658</text:p>
              </table:table-cell>
            </table:table-row>
            <table:table-row>
              <table:table-cell office:value-type="string">
                <text:p>discrete2 1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4299">
                <text:p>0.904299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527">
                <text:p>0.894527</text:p>
              </table:table-cell>
            </table:table-row>
            <table:table-row>
              <table:table-cell office:value-type="string">
                <text:p>discrete1 1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7275">
                <text:p>0.907275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447">
                <text:p>0.899447</text:p>
              </table:table-cell>
            </table:table-row>
            <table:table-row>
              <table:table-cell office:value-type="string">
                <text:p>discrete2 2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41">
                <text:p>0.90541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867">
                <text:p>0.890867</text:p>
              </table:table-cell>
            </table:table-row>
            <table:table-row>
              <table:table-cell office:value-type="string">
                <text:p>discrete1 2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8664">
                <text:p>0.908664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00003">
                <text:p>0.9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disc_ukm.B1:disc_ukm.D1 disc_ukm.B2:disc_ukm.I21 disc_ukm.F1:disc_ukm.I1" chart:data-source-has-labels="both" svg:x="0.32cm" svg:y="0.18cm" svg:width="12.7cm" svg:height="8.64cm">
          <chartooo:coordinate-region svg:x="1.047cm" svg:y="0.18cm" svg:width="11.973cm" svg:height="6.815cm"/>
          <chart:axis chart:dimension="x" chart:name="primary-x" chart:style-name="ch4" chartooo:axis-type="auto">
            <chartooo:date-scale/>
            <chart:categories table:cell-range-address="disc_ukm.B2:disc_ukm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21" chart:label-cell-address="disc_ukm.F1:disc_ukm.F1" chart:class="chart:bar">
            <chart:data-point chart:repeated="20"/>
          </chart:series>
          <chart:series chart:style-name="ch8" chart:values-cell-range-address="disc_ukm.G2:disc_ukm.G21" chart:label-cell-address="disc_ukm.G1:disc_ukm.G1" chart:class="chart:bar">
            <chart:data-point chart:repeated="20"/>
          </chart:series>
          <chart:series chart:style-name="ch9" chart:values-cell-range-address="disc_ukm.H2:disc_ukm.H21" chart:label-cell-address="disc_ukm.H1:disc_ukm.H1" chart:class="chart:bar">
            <chart:data-point chart:repeated="20"/>
          </chart:series>
          <chart:series chart:style-name="ch10" chart:values-cell-range-address="disc_ukm.I2:disc_ukm.I21" chart:label-cell-address="disc_ukm.I1:disc_ukm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crete2 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  <draw:g>
                  <svg:desc>disc_ukm.B2:disc_ukm.E21</svg:desc>
                </draw:g>
              </table:table-cell>
              <table:table-cell office:value-type="float" office:value="NaN">
                <text:p>NaN</text:p>
                <draw:g>
                  <svg:desc>disc_ukm.F2:disc_ukm.F21</svg:desc>
                </draw:g>
              </table:table-cell>
              <table:table-cell office:value-type="float" office:value="0.574359">
                <text:p>0.574359</text:p>
                <draw:g>
                  <svg:desc>disc_ukm.G2:disc_ukm.G21</svg:desc>
                </draw:g>
              </table:table-cell>
              <table:table-cell office:value-type="float" office:value="0.772781">
                <text:p>0.772781</text:p>
                <draw:g>
                  <svg:desc>disc_ukm.H2:disc_ukm.H21</svg:desc>
                </draw:g>
              </table:table-cell>
              <table:table-cell office:value-type="float" office:value="NaN">
                <text:p>NaN</text:p>
                <draw:g>
                  <svg:desc>disc_ukm.I2:disc_ukm.I21</svg:desc>
                </draw:g>
              </table:table-cell>
            </table:table-row>
            <table:table-row>
              <table:table-cell office:value-type="string">
                <text:p>discrete1 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23077">
                <text:p>0.62307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88185">
                <text:p>0.788185</text:p>
              </table:table-cell>
              <table:table-cell office:value-type="float" office:value="0.746154">
                <text:p>0.746154</text:p>
              </table:table-cell>
              <table:table-cell office:value-type="float" office:value="0.857331">
                <text:p>0.857331</text:p>
              </table:table-cell>
              <table:table-cell office:value-type="float" office:value="0.743974">
                <text:p>0.743974</text:p>
              </table:table-cell>
            </table:table-row>
            <table:table-row>
              <table:table-cell office:value-type="string">
                <text:p>discrete1 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5409">
                <text:p>0.845409</text:p>
              </table:table-cell>
              <table:table-cell office:value-type="float" office:value="0.825641">
                <text:p>0.825641</text:p>
              </table:table-cell>
              <table:table-cell office:value-type="float" office:value="0.904602">
                <text:p>0.904602</text:p>
              </table:table-cell>
              <table:table-cell office:value-type="float" office:value="0.823786">
                <text:p>0.823786</text:p>
              </table:table-cell>
            </table:table-row>
            <table:table-row>
              <table:table-cell office:value-type="string">
                <text:p>discrete2 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2292">
                <text:p>0.82292</text:p>
              </table:table-cell>
              <table:table-cell office:value-type="float" office:value="0.802564">
                <text:p>0.802564</text:p>
              </table:table-cell>
              <table:table-cell office:value-type="float" office:value="0.890533">
                <text:p>0.890533</text:p>
              </table:table-cell>
              <table:table-cell office:value-type="float" office:value="0.801108">
                <text:p>0.801108</text:p>
              </table:table-cell>
            </table:table-row>
            <table:table-row>
              <table:table-cell office:value-type="string">
                <text:p>discrete1 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3805">
                <text:p>0.86380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7291">
                <text:p>0.917291</text:p>
              </table:table-cell>
              <table:table-cell office:value-type="float" office:value="0.850567">
                <text:p>0.850567</text:p>
              </table:table-cell>
            </table:table-row>
            <table:table-row>
              <table:table-cell office:value-type="string">
                <text:p>discrete2 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discrete1 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7425">
                <text:p>0.867425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7211">
                <text:p>0.847211</text:p>
              </table:table-cell>
            </table:table-row>
            <table:table-row>
              <table:table-cell office:value-type="string">
                <text:p>discrete2 1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55361">
                <text:p>0.855361</text:p>
              </table:table-cell>
              <table:table-cell office:value-type="float" office:value="0.846154">
                <text:p>0.846154</text:p>
              </table:table-cell>
              <table:table-cell office:value-type="float" office:value="0.914464">
                <text:p>0.914464</text:p>
              </table:table-cell>
              <table:table-cell office:value-type="float" office:value="0.844974">
                <text:p>0.844974</text:p>
              </table:table-cell>
            </table:table-row>
            <table:table-row>
              <table:table-cell office:value-type="string">
                <text:p>discrete1 1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928">
                <text:p>0.861928</text:p>
              </table:table-cell>
              <table:table-cell office:value-type="float" office:value="0.841026">
                <text:p>0.841026</text:p>
              </table:table-cell>
              <table:table-cell office:value-type="float" office:value="0.914793">
                <text:p>0.914793</text:p>
              </table:table-cell>
              <table:table-cell office:value-type="float" office:value="0.839159">
                <text:p>0.839159</text:p>
              </table:table-cell>
            </table:table-row>
            <table:table-row>
              <table:table-cell office:value-type="string">
                <text:p>discrete2 12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2585">
                <text:p>0.862585</text:p>
              </table:table-cell>
              <table:table-cell office:value-type="float" office:value="0.841026">
                <text:p>0.841026</text:p>
              </table:table-cell>
              <table:table-cell office:value-type="float" office:value="0.911308">
                <text:p>0.911308</text:p>
              </table:table-cell>
              <table:table-cell office:value-type="float" office:value="0.840244">
                <text:p>0.840244</text:p>
              </table:table-cell>
            </table:table-row>
            <table:table-row>
              <table:table-cell office:value-type="string">
                <text:p>discrete1 12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034">
                <text:p>0.861034</text:p>
              </table:table-cell>
              <table:table-cell office:value-type="float" office:value="0.84359">
                <text:p>0.84359</text:p>
              </table:table-cell>
              <table:table-cell office:value-type="float" office:value="0.913478">
                <text:p>0.913478</text:p>
              </table:table-cell>
              <table:table-cell office:value-type="float" office:value="0.842344">
                <text:p>0.842344</text:p>
              </table:table-cell>
            </table:table-row>
            <table:table-row>
              <table:table-cell office:value-type="string">
                <text:p>discrete2 14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9624">
                <text:p>0.869624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8969">
                <text:p>0.848969</text:p>
              </table:table-cell>
            </table:table-row>
            <table:table-row>
              <table:table-cell office:value-type="string">
                <text:p>discrete1 14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48718">
                <text:p>0.848718</text:p>
              </table:table-cell>
              <table:table-cell office:value-type="float" office:value="0.918146">
                <text:p>0.91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rete2 16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98">
                <text:p>0.84198</text:p>
              </table:table-cell>
              <table:table-cell office:value-type="float" office:value="0.828205">
                <text:p>0.828205</text:p>
              </table:table-cell>
              <table:table-cell office:value-type="float" office:value="0.904668">
                <text:p>0.904668</text:p>
              </table:table-cell>
              <table:table-cell office:value-type="float" office:value="0.827358">
                <text:p>0.827358</text:p>
              </table:table-cell>
            </table:table-row>
            <table:table-row>
              <table:table-cell office:value-type="string">
                <text:p>discrete1 16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255">
                <text:p>0.841255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367">
                <text:p>0.902367</text:p>
              </table:table-cell>
              <table:table-cell office:value-type="float" office:value="0.823357">
                <text:p>0.823357</text:p>
              </table:table-cell>
            </table:table-row>
            <table:table-row>
              <table:table-cell office:value-type="string">
                <text:p>discrete2 18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5236">
                <text:p>0.835236</text:p>
              </table:table-cell>
              <table:table-cell office:value-type="float" office:value="0.820513">
                <text:p>0.820513</text:p>
              </table:table-cell>
              <table:table-cell office:value-type="float" office:value="0.901249">
                <text:p>0.901249</text:p>
              </table:table-cell>
              <table:table-cell office:value-type="float" office:value="0.820054">
                <text:p>0.820054</text:p>
              </table:table-cell>
            </table:table-row>
            <table:table-row>
              <table:table-cell office:value-type="string">
                <text:p>discrete1 18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9458">
                <text:p>0.839458</text:p>
              </table:table-cell>
              <table:table-cell office:value-type="float" office:value="0.815385">
                <text:p>0.815385</text:p>
              </table:table-cell>
              <table:table-cell office:value-type="float" office:value="0.899671">
                <text:p>0.899671</text:p>
              </table:table-cell>
              <table:table-cell office:value-type="float" office:value="0.813938">
                <text:p>0.813938</text:p>
              </table:table-cell>
            </table:table-row>
            <table:table-row>
              <table:table-cell office:value-type="string">
                <text:p>discrete2 20</text:p>
                <text:list>
                  <text:list-item>
                    <text:p>discrete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0869">
                <text:p>0.830869</text:p>
              </table:table-cell>
              <table:table-cell office:value-type="float" office:value="0.810256">
                <text:p>0.810256</text:p>
              </table:table-cell>
              <table:table-cell office:value-type="float" office:value="0.897239">
                <text:p>0.897239</text:p>
              </table:table-cell>
              <table:table-cell office:value-type="float" office:value="0.810562">
                <text:p>0.810562</text:p>
              </table:table-cell>
            </table:table-row>
            <table:table-row>
              <table:table-cell office:value-type="string">
                <text:p>discrete1 20</text:p>
                <text:list>
                  <text:list-item>
                    <text:p>discrete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318">
                <text:p>0.84318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17">
                <text:p>0.90217</text:p>
              </table:table-cell>
              <table:table-cell office:value-type="float" office:value="0.820825">
                <text:p>0.820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cross.A1:cross.D1 cross.A2:cross.I7 cross.F1:cross.I1" chart:data-source-has-labels="both" svg:x="0.32cm" svg:y="0.18cm" svg:width="12.7cm" svg:height="8.64cm">
          <chartooo:coordinate-region svg:x="1.232cm" svg:y="0.353cm" svg:width="11.788cm" svg:height="7.183cm"/>
          <chart:axis chart:dimension="x" chart:name="primary-x" chart:style-name="ch4" chartooo:axis-type="auto">
            <chartooo:date-scale/>
            <chart:categories table:cell-range-address="cross.A2:cros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7" chart:label-cell-address="cross.F1:cross.F1" chart:class="chart:bar">
            <chart:data-point chart:repeated="6"/>
          </chart:series>
          <chart:series chart:style-name="ch8" chart:values-cell-range-address="cross.G2:cross.G7" chart:label-cell-address="cross.G1:cross.G1" chart:class="chart:bar">
            <chart:data-point chart:repeated="6"/>
          </chart:series>
          <chart:series chart:style-name="ch9" chart:values-cell-range-address="cross.H2:cross.H7" chart:label-cell-address="cross.H1:cross.H1" chart:class="chart:bar">
            <chart:data-point chart:repeated="6"/>
          </chart:series>
          <chart:series chart:style-name="ch10" chart:values-cell-range-address="cross.I2:cross.I7" chart:label-cell-address="cross.I1:cros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stratified 8</text:p>
                <text:list>
                  <text:list-item>
                    <text:p>ukm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  <draw:g>
                  <svg:desc>cross.A2:cross.E7</svg:desc>
                </draw:g>
              </table:table-cell>
              <table:table-cell office:value-type="float" office:value="0.866109">
                <text:p>0.866109</text:p>
                <draw:g>
                  <svg:desc>cross.F2:cross.F7</svg:desc>
                </draw:g>
              </table:table-cell>
              <table:table-cell office:value-type="float" office:value="0.851282">
                <text:p>0.851282</text:p>
                <draw:g>
                  <svg:desc>cross.G2:cross.G7</svg:desc>
                </draw:g>
              </table:table-cell>
              <table:table-cell office:value-type="float" office:value="0.916634">
                <text:p>0.916634</text:p>
                <draw:g>
                  <svg:desc>cross.H2:cross.H7</svg:desc>
                </draw:g>
              </table:table-cell>
              <table:table-cell office:value-type="float" office:value="0.851598">
                <text:p>0.851598</text:p>
                <draw:g>
                  <svg:desc>cross.I2:cross.I7</svg:desc>
                </draw:g>
              </table:table-cell>
            </table:table-row>
            <table:table-row>
              <table:table-cell office:value-type="string">
                <text:p>ukm cross 8</text:p>
                <text:list>
                  <text:list-item>
                    <text:p>ukm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5185">
                <text:p>0.865185</text:p>
              </table:table-cell>
              <table:table-cell office:value-type="float" office:value="0.85">
                <text:p>0.85</text:p>
              </table:table-cell>
              <table:table-cell office:value-type="float" office:value="0.914438">
                <text:p>0.914438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ecoli stratified 6</text:p>
                <text:list>
                  <text:list-item>
                    <text:p>ecoli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cross 6</text:p>
                <text:list>
                  <text:list-item>
                    <text:p>ecoli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51515">
                <text:p>0.851515</text:p>
              </table:table-cell>
              <table:table-cell office:value-type="float" office:value="0.94472">
                <text:p>0.9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stratified 14</text:p>
                <text:list>
                  <text:list-item>
                    <text:p>seeds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cross 14</text:p>
                <text:list>
                  <text:list-item>
                    <text:p>seeds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0409">
                <text:p>0.90040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5397">
                <text:p>0.925397</text:p>
              </table:table-cell>
              <table:table-cell office:value-type="float" office:value="0.889918">
                <text:p>0.889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